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10bef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6pt" officeooo:rsid="0010befd" officeooo:paragraph-rsid="0010befd" style:font-size-asian="16pt" style:font-size-complex="16pt"/>
    </style:style>
    <style:style style:name="P4" style:family="paragraph" style:parent-style-name="Standard">
      <style:paragraph-properties fo:text-align="center" style:justify-single-word="false"/>
      <style:text-properties fo:font-size="16pt" style:font-size-asian="16pt" style:font-size-complex="16pt"/>
    </style:style>
    <style:style style:name="P5" style:family="paragraph" style:parent-style-name="Standard">
      <style:paragraph-properties fo:text-align="center" style:justify-single-word="false"/>
      <style:text-properties fo:font-size="15pt" officeooo:rsid="0010befd" style:font-size-asian="13.1000003814697pt" style:font-size-complex="15pt"/>
    </style:style>
    <style:style style:name="P6" style:family="paragraph" style:parent-style-name="Standard">
      <style:text-properties officeooo:paragraph-rsid="001b734b"/>
    </style:style>
    <style:style style:name="P7" style:family="paragraph" style:parent-style-name="Standard">
      <style:text-properties officeooo:rsid="001ce066" officeooo:paragraph-rsid="001ce066"/>
    </style:style>
    <style:style style:name="P8" style:family="paragraph" style:parent-style-name="Standard">
      <style:paragraph-properties fo:text-align="center" style:justify-single-word="false"/>
      <style:text-properties officeooo:rsid="001b734b"/>
    </style:style>
    <style:style style:name="P9" style:family="paragraph" style:parent-style-name="Standard">
      <style:text-properties officeooo:rsid="001ce066"/>
    </style:style>
    <style:style style:name="P10" style:family="paragraph" style:parent-style-name="Standard">
      <style:paragraph-properties fo:text-align="center" style:justify-single-word="false"/>
      <style:text-properties officeooo:rsid="001ce066" officeooo:paragraph-rsid="001ce066"/>
    </style:style>
    <style:style style:name="P11" style:family="paragraph" style:parent-style-name="Standard">
      <style:text-properties officeooo:rsid="001ce066" officeooo:paragraph-rsid="001ce06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ssignment - 1</text:p>
      <text:p text:style-name="P2"/>
      <text:p text:style-name="Standard">stu_second@ckpcetco:~$ mysql -u root -p</text:p>
      <text:p text:style-name="Standard">Enter password: </text:p>
      <text:p text:style-name="Standard">Welcome to the MySQL monitor. <text:s/>Commands end with ; or \g.</text:p>
      <text:p text:style-name="Standard">Your MySQL connection id is 26</text:p>
      <text:p text:style-name="Standard">Server version: 5.7.30-0ubuntu0.18.04.1 (Ubuntu)</text:p>
      <text:p text:style-name="Standard"/>
      <text:p text:style-name="Standard">Copyright (c) 2000, 2020, Oracle and/or its affiliates. All rights reserved.</text:p>
      <text:p text:style-name="Standard"/>
      <text:p text:style-name="Standard">Oracle is a registered trademark of Oracle Corporation and/or its</text:p>
      <text:p text:style-name="Standard">affiliates. Other names may be trademarks of their respective</text:p>
      <text:p text:style-name="Standard">owners.</text:p>
      <text:p text:style-name="Standard"/>
      <text:p text:style-name="Standard">Type 'help;' or '\h' for help. Type '\c' to clear the current input statement.</text:p>
      <text:p text:style-name="Standard"/>
      <text:p text:style-name="Standard">mysql&gt; show databases;</text:p>
      <text:p text:style-name="Standard">+--------------------+</text:p>
      <text:p text:style-name="Standard">| Database <text:s text:c="10"/>|</text:p>
      <text:p text:style-name="Standard">+--------------------+</text:p>
      <text:p text:style-name="Standard">| information_schema |</text:p>
      <text:p text:style-name="Standard">| exam <text:s text:c="14"/>|</text:p>
      <text:p text:style-name="Standard">| mydb <text:s text:c="14"/>|</text:p>
      <text:p text:style-name="Standard">| mysql <text:s text:c="13"/>|</text:p>
      <text:p text:style-name="Standard">| performance_schema |</text:p>
      <text:p text:style-name="Standard">| prac <text:s text:c="14"/>|</text:p>
      <text:p text:style-name="Standard">| sys <text:s text:c="15"/>|</text:p>
      <text:p text:style-name="Standard">| vivek <text:s text:c="13"/>|</text:p>
      <text:p text:style-name="Standard">+--------------------+</text:p>
      <text:p text:style-name="Standard">8 rows in set (0.00 sec)</text:p>
      <text:p text:style-name="Standard"/>
      <text:p text:style-name="Standard">mysql&gt; use vivek;</text:p>
      <text:p text:style-name="Standard">Reading table information for completion of table and column names</text:p>
      <text:p text:style-name="Standard">You can turn off this feature to get a quicker startup with -A</text:p>
      <text:p text:style-name="Standard"/>
      <text:p text:style-name="Standard">Database changed</text:p>
      <text:p text:style-name="Standard">mysql&gt; show tables;</text:p>
      <text:p text:style-name="Standard">+-------------------+</text:p>
      <text:p text:style-name="Standard">| Tables_in_vivek <text:s text:c="2"/>|</text:p>
      <text:p text:style-name="Standard">+-------------------+</text:p>
      <text:p text:style-name="Standard">| employee <text:s text:c="9"/>|</text:p>
      <text:p text:style-name="Standard">| student <text:s text:c="10"/>|</text:p>
      <text:p text:style-name="Standard">| tblbranch <text:s text:c="8"/>|</text:p>
      <text:p text:style-name="Standard">| tblcourse <text:s text:c="8"/>|</text:p>
      <text:p text:style-name="Standard">| tblexamfees <text:s text:c="6"/>|</text:p>
      <text:p text:style-name="Standard">| tblfaculty <text:s text:c="7"/>|</text:p>
      <text:p text:style-name="Standard">| tblonetimefees <text:s text:c="3"/>|</text:p>
      <text:p text:style-name="Standard">| tblstudent <text:s text:c="7"/>|</text:p>
      <text:p text:style-name="Standard">| tblstudentcourses |</text:p>
      <text:p text:style-name="Standard">| tblstudentresult <text:s/>|</text:p>
      <text:p text:style-name="Standard">| tblsubject <text:s text:c="7"/>|</text:p>
      <text:p text:style-name="Standard">| tbltuitionfees <text:s text:c="3"/>|</text:p>
      <text:p text:style-name="Standard"><text:soft-page-break/>+-------------------+</text:p>
      <text:p text:style-name="Standard">12 rows in set (0.00 sec)</text:p>
      <text:p text:style-name="Standard"/>
      <text:p text:style-name="Standard">mysql&gt; desc tblbranch;</text:p>
      <text:p text:style-name="Standard">+-------------+-------------+------+-----+---------+-------+</text:p>
      <text:p text:style-name="Standard">| Field <text:s text:c="6"/>| Type <text:s text:c="7"/>| Null | Key | Default | Extra |</text:p>
      <text:p text:style-name="Standard">+-------------+-------------+------+-----+---------+-------+</text:p>
      <text:p text:style-name="Standard">| BranchID <text:s text:c="3"/>| char(3) <text:s text:c="4"/>| NO <text:s text:c="2"/>| PRI | NULL <text:s text:c="3"/>| <text:s text:c="6"/>|</text:p>
      <text:p text:style-name="Standard">| BranchName <text:s/>| varchar(20) | NO <text:s text:c="2"/>| <text:s text:c="4"/>| NULL <text:s text:c="3"/>| <text:s text:c="6"/>|</text:p>
      <text:p text:style-name="Standard">| Building <text:s text:c="3"/>| varchar(20) | YES <text:s/>| <text:s text:c="4"/>| NULL <text:s text:c="3"/>| <text:s text:c="6"/>|</text:p>
      <text:p text:style-name="Standard">| Branch_head | varchar(20) | YES <text:s/>| <text:s text:c="4"/>| NULL <text:s text:c="3"/>| <text:s text:c="6"/>|</text:p>
      <text:p text:style-name="Standard">+-------------+-------------+------+-----+---------+-------+</text:p>
      <text:p text:style-name="Standard">4 rows in set (0.00 sec)</text:p>
      <text:p text:style-name="Standard">mysql&gt; desc tblcourse;</text:p>
      <text:p text:style-name="Standard">+----------+-------------+------+-----+---------+-------+</text:p>
      <text:p text:style-name="Standard">| Field <text:s text:c="3"/>| Type <text:s text:c="7"/>| Null | Key | Default | Extra |</text:p>
      <text:p text:style-name="Standard">+----------+-------------+------+-----+---------+-------+</text:p>
      <text:p text:style-name="Standard">| CourseID | varchar(4) <text:s/>| NO <text:s text:c="2"/>| PRI | NULL <text:s text:c="3"/>| <text:s text:c="6"/>|</text:p>
      <text:p text:style-name="Standard">| SubID <text:s text:c="3"/>| varchar(40) | NO <text:s text:c="2"/>| <text:s text:c="4"/>| NULL <text:s text:c="3"/>| <text:s text:c="6"/>|</text:p>
      <text:p text:style-name="Standard">| FacID <text:s text:c="3"/>| varchar(4) <text:s/>| NO <text:s text:c="2"/>| MUL | NULL <text:s text:c="3"/>| <text:s text:c="6"/>|</text:p>
      <text:p text:style-name="Standard">| Semester | int(2) <text:s text:c="5"/>| NO <text:s text:c="2"/>| <text:s text:c="4"/>| NULL <text:s text:c="3"/>| <text:s text:c="6"/>|</text:p>
      <text:p text:style-name="Standard">| BranchID | char(3) <text:s text:c="4"/>| YES <text:s/>| MUL | NULL <text:s text:c="3"/>| <text:s text:c="6"/>|</text:p>
      <text:p text:style-name="Standard">+----------+-------------+------+-----+---------+-------+</text:p>
      <text:p text:style-name="Standard">5 rows in set (0.00 sec)</text:p>
      <text:p text:style-name="Standard"/>
      <text:p text:style-name="Standard">mysql&gt; desc tblexamfees;</text:p>
      <text:p text:style-name="Standard">+---------+------------+------+-----+---------+-------+</text:p>
      <text:p text:style-name="Standard">| Field <text:s text:c="2"/>| Type <text:s text:c="6"/>| Null | Key | Default | Extra |</text:p>
      <text:p text:style-name="Standard">+---------+------------+------+-----+---------+-------+</text:p>
      <text:p text:style-name="Standard">| E_ID <text:s text:c="3"/>| varchar(4) | NO <text:s text:c="2"/>| PRI | NULL <text:s text:c="3"/>| <text:s text:c="6"/>|</text:p>
      <text:p text:style-name="Standard">| StuID <text:s text:c="2"/>| int(3) <text:s text:c="4"/>| NO <text:s text:c="2"/>| MUL | NULL <text:s text:c="3"/>| <text:s text:c="6"/>|</text:p>
      <text:p text:style-name="Standard">| CouID <text:s text:c="2"/>| varchar(5) | NO <text:s text:c="2"/>| MUL | NULL <text:s text:c="3"/>| <text:s text:c="6"/>|</text:p>
      <text:p text:style-name="Standard">| Amount <text:s/>| int(4) <text:s text:c="4"/>| YES <text:s/>| <text:s text:c="4"/>| NULL <text:s text:c="3"/>| <text:s text:c="6"/>|</text:p>
      <text:p text:style-name="Standard">| DateSub | date <text:s text:c="6"/>| YES <text:s/>| <text:s text:c="4"/>| NULL <text:s text:c="3"/>| <text:s text:c="6"/>|</text:p>
      <text:p text:style-name="Standard">+---------+------------+------+-----+---------+-------+</text:p>
      <text:p text:style-name="Standard">5 rows in set (0.00 sec)</text:p>
      <text:p text:style-name="Standard"/>
      <text:p text:style-name="Standard">mysql&gt; desc tblstudent;</text:p>
      <text:p text:style-name="Standard">+-----------+-------------+------+-----+---------+-------+</text:p>
      <text:p text:style-name="Standard">| Field <text:s text:c="4"/>| Type <text:s text:c="7"/>| Null | Key | Default | Extra |</text:p>
      <text:p text:style-name="Standard">+-----------+-------------+------+-----+---------+-------+</text:p>
      <text:p text:style-name="Standard">| StudentID | int(3) <text:s text:c="5"/>| NO <text:s text:c="2"/>| PRI | NULL <text:s text:c="3"/>| <text:s text:c="6"/>|</text:p>
      <text:p text:style-name="Standard">| FName <text:s text:c="4"/>| varchar(20) | NO <text:s text:c="2"/>| <text:s text:c="4"/>| NULL <text:s text:c="3"/>| <text:s text:c="6"/>|</text:p>
      <text:p text:style-name="Standard">| MName <text:s text:c="4"/>| varchar(20) | YES <text:s/>| <text:s text:c="4"/>| NULL <text:s text:c="3"/>| <text:s text:c="6"/>|</text:p>
      <text:p text:style-name="Standard">| LName <text:s text:c="4"/>| varchar(20) | YES <text:s/>| <text:s text:c="4"/>| NULL <text:s text:c="3"/>| <text:s text:c="6"/>|</text:p>
      <text:p text:style-name="Standard">| Address <text:s text:c="2"/>| varchar(80) | YES <text:s/>| <text:s text:c="4"/>| NULL <text:s text:c="3"/>| <text:s text:c="6"/>|</text:p>
      <text:p text:style-name="Standard">| Area <text:s text:c="5"/>| varchar(80) | YES <text:s/>| <text:s text:c="4"/>| NULL <text:s text:c="3"/>| <text:s text:c="6"/>|</text:p>
      <text:p text:style-name="Standard">| City <text:s text:c="5"/>| varchar(20) | YES <text:s/>| <text:s text:c="4"/>| NULL <text:s text:c="3"/>| <text:s text:c="6"/>|</text:p>
      <text:p text:style-name="Standard">| State <text:s text:c="4"/>| varchar(20) | YES <text:s/>| <text:s text:c="4"/>| NULL <text:s text:c="3"/>| <text:s text:c="6"/>|</text:p>
      <text:p text:style-name="Standard">| Country <text:s text:c="2"/>| varchar(20) | YES <text:s/>| <text:s text:c="4"/>| NULL <text:s text:c="3"/>| <text:s text:c="6"/>|</text:p>
      <text:p text:style-name="Standard">| Pincode <text:s text:c="2"/>| int(6) <text:s text:c="5"/>| YES <text:s/>| <text:s text:c="4"/>| NULL <text:s text:c="3"/>| <text:s text:c="6"/>|</text:p>
      <text:p text:style-name="Standard">| Phone_No <text:s/>| int(10) <text:s text:c="4"/>| YES <text:s/>| <text:s text:c="4"/>| NULL <text:s text:c="3"/>| <text:s text:c="6"/>|</text:p>
      <text:p text:style-name="Standard"><text:soft-page-break/>| BirthDate | date <text:s text:c="7"/>| YES <text:s/>| <text:s text:c="4"/>| NULL <text:s text:c="3"/>| <text:s text:c="6"/>|</text:p>
      <text:p text:style-name="Standard">| Gender <text:s text:c="3"/>| char(1) <text:s text:c="4"/>| NO <text:s text:c="2"/>| <text:s text:c="4"/>| NULL <text:s text:c="3"/>| <text:s text:c="6"/>|</text:p>
      <text:p text:style-name="Standard">| Reg_No <text:s text:c="3"/>| int(15) <text:s text:c="4"/>| YES <text:s/>| <text:s text:c="4"/>| NULL <text:s text:c="3"/>| <text:s text:c="6"/>|</text:p>
      <text:p text:style-name="Standard">| BranchID <text:s/>| char(3) <text:s text:c="4"/>| NO <text:s text:c="2"/>| MUL | NULL <text:s text:c="3"/>| <text:s text:c="6"/>|</text:p>
      <text:p text:style-name="Standard">| AdmYear <text:s text:c="2"/>| int(4) <text:s text:c="5"/>| YES <text:s/>| <text:s text:c="4"/>| NULL <text:s text:c="3"/>| <text:s text:c="6"/>|</text:p>
      <text:p text:style-name="Standard">| Email_ID <text:s/>| varchar(40) | YES <text:s/>| <text:s text:c="4"/>| NULL <text:s text:c="3"/>| <text:s text:c="6"/>|</text:p>
      <text:p text:style-name="Standard">+-----------+-------------+------+-----+---------+-------+</text:p>
      <text:p text:style-name="Standard">17 rows in set (0.00 sec)</text:p>
      <text:p text:style-name="Standard"/>
      <text:p text:style-name="Standard">mysql&gt; desc tblstudentcourses;</text:p>
      <text:p text:style-name="Standard">+----------+-------------+------+-----+---------+-------+</text:p>
      <text:p text:style-name="Standard">| Field <text:s text:c="3"/>| Type <text:s text:c="7"/>| Null | Key | Default | Extra |</text:p>
      <text:p text:style-name="Standard">+----------+-------------+------+-----+---------+-------+</text:p>
      <text:p text:style-name="Standard">| StuCouID | varchar(4) <text:s/>| NO <text:s text:c="2"/>| PRI | NULL <text:s text:c="3"/>| <text:s text:c="6"/>|</text:p>
      <text:p text:style-name="Standard">| StuID <text:s text:c="3"/>| int(3) <text:s text:c="5"/>| NO <text:s text:c="2"/>| MUL | NULL <text:s text:c="3"/>| <text:s text:c="6"/>|</text:p>
      <text:p text:style-name="Standard">| CourseID | varchar(4) <text:s/>| NO <text:s text:c="2"/>| MUL | NULL <text:s text:c="3"/>| <text:s text:c="6"/>|</text:p>
      <text:p text:style-name="Standard">| Month <text:s text:c="3"/>| varchar(10) | YES <text:s/>| <text:s text:c="4"/>| NULL <text:s text:c="3"/>| <text:s text:c="6"/>|</text:p>
      <text:p text:style-name="Standard">| Year <text:s text:c="4"/>| int(4) <text:s text:c="5"/>| YES <text:s/>| <text:s text:c="4"/>| NULL <text:s text:c="3"/>| <text:s text:c="6"/>|</text:p>
      <text:p text:style-name="Standard">+----------+-------------+------+-----+---------+-------+</text:p>
      <text:p text:style-name="Standard">5 rows in set (0.00 sec)</text:p>
      <text:p text:style-name="Standard"/>
      <text:p text:style-name="Standard">mysql&gt; desc tblstudentresult;</text:p>
      <text:p text:style-name="Standard">+----------------+------------+------+-----+---------+-------+</text:p>
      <text:p text:style-name="Standard">| Field <text:s text:c="9"/>| Type <text:s text:c="6"/>| Null | Key | Default | Extra |</text:p>
      <text:p text:style-name="Standard">+----------------+------------+------+-----+---------+-------+</text:p>
      <text:p text:style-name="Standard">| R_ID <text:s text:c="10"/>| varchar(3) | NO <text:s text:c="2"/>| PRI | NULL <text:s text:c="3"/>| <text:s text:c="6"/>|</text:p>
      <text:p text:style-name="Standard">| StuCouID <text:s text:c="6"/>| varchar(4) | NO <text:s text:c="2"/>| MUL | NULL <text:s text:c="3"/>| <text:s text:c="6"/>|</text:p>
      <text:p text:style-name="Standard">| CreditObtained | int(2) <text:s text:c="4"/>| NO <text:s text:c="2"/>| <text:s text:c="4"/>| NULL <text:s text:c="3"/>| <text:s text:c="6"/>|</text:p>
      <text:p text:style-name="Standard">| isCleared <text:s text:c="5"/>| char(1) <text:s text:c="3"/>| YES <text:s/>| <text:s text:c="4"/>| NULL <text:s text:c="3"/>| <text:s text:c="6"/>|</text:p>
      <text:p text:style-name="Standard">| YearApp <text:s text:c="7"/>| int(4) <text:s text:c="4"/>| YES <text:s/>| <text:s text:c="4"/>| NULL <text:s text:c="3"/>| <text:s text:c="6"/>|</text:p>
      <text:p text:style-name="Standard">+----------------+------------+------+-----+---------+-------+</text:p>
      <text:p text:style-name="Standard">5 rows in set (0.00 sec)</text:p>
      <text:p text:style-name="Standard"/>
      <text:p text:style-name="Standard">mysql&gt; desc tblsubject;</text:p>
      <text:p text:style-name="Standard">+-----------+-------------+------+-----+---------+-------+</text:p>
      <text:p text:style-name="Standard">| Field <text:s text:c="4"/>| Type <text:s text:c="7"/>| Null | Key | Default | Extra |</text:p>
      <text:p text:style-name="Standard">+-----------+-------------+------+-----+---------+-------+</text:p>
      <text:p text:style-name="Standard">| SubjectID | int(7) <text:s text:c="5"/>| NO <text:s text:c="2"/>| PRI | NULL <text:s text:c="3"/>| <text:s text:c="6"/>|</text:p>
      <text:p text:style-name="Standard">| SubName <text:s text:c="2"/>| varchar(20) | NO <text:s text:c="2"/>| <text:s text:c="4"/>| NULL <text:s text:c="3"/>| <text:s text:c="6"/>|</text:p>
      <text:p text:style-name="Standard">| thHours <text:s text:c="2"/>| varchar(20) | YES <text:s/>| <text:s text:c="4"/>| NULL <text:s text:c="3"/>| <text:s text:c="6"/>|</text:p>
      <text:p text:style-name="Standard">| tuHours <text:s text:c="2"/>| varchar(20) | YES <text:s/>| <text:s text:c="4"/>| NULL <text:s text:c="3"/>| <text:s text:c="6"/>|</text:p>
      <text:p text:style-name="Standard">| prHours <text:s text:c="2"/>| varchar(20) | YES <text:s/>| <text:s text:c="4"/>| NULL <text:s text:c="3"/>| <text:s text:c="6"/>|</text:p>
      <text:p text:style-name="Standard">| Credit <text:s text:c="3"/>| int(3) <text:s text:c="5"/>| YES <text:s/>| <text:s text:c="4"/>| NULL <text:s text:c="3"/>| <text:s text:c="6"/>|</text:p>
      <text:p text:style-name="Standard">+-----------+-------------+------+-----+---------+-------+</text:p>
      <text:p text:style-name="Standard">6 rows in set (0.00 sec)</text:p>
      <text:p text:style-name="Standard"/>
      <text:p text:style-name="Standard"/>
      <text:p text:style-name="Standard"/>
      <text:p text:style-name="Standard"/>
      <text:p text:style-name="Standard"/>
      <text:p text:style-name="Standard"/>
      <text:p text:style-name="Standard"/>
      <text:p text:style-name="Standard"><text:soft-page-break/>mysql&gt; desc tbltuitionfees;</text:p>
      <text:p text:style-name="Standard">+----------+------------+------+-----+---------+-------+</text:p>
      <text:p text:style-name="Standard">| Field <text:s text:c="3"/>| Type <text:s text:c="6"/>| Null | Key | Default | Extra |</text:p>
      <text:p text:style-name="Standard">+----------+------------+------+-----+---------+-------+</text:p>
      <text:p text:style-name="Standard">| T_ID <text:s text:c="4"/>| varchar(5) | NO <text:s text:c="2"/>| PRI | NULL <text:s text:c="3"/>| <text:s text:c="6"/>|</text:p>
      <text:p text:style-name="Standard">| StuID <text:s text:c="3"/>| int(3) <text:s text:c="4"/>| NO <text:s text:c="2"/>| MUL | NULL <text:s text:c="3"/>| <text:s text:c="6"/>|</text:p>
      <text:p text:style-name="Standard">| Semester | int(2) <text:s text:c="4"/>| YES <text:s/>| <text:s text:c="4"/>| NULL <text:s text:c="3"/>| <text:s text:c="6"/>|</text:p>
      <text:p text:style-name="P1">| Amount <text:s text:c="2"/>| int(5) <text:s text:c="4"/>| YES <text:s/>| <text:s text:c="4"/>| NULL <text:s text:c="3"/>| <text:s text:c="6"/>|</text:p>
      <text:p text:style-name="P1">| DateSub <text:s/>| date <text:s text:c="6"/>| YES <text:s/>| <text:s text:c="4"/>| NULL <text:s text:c="3"/>| <text:s text:c="6"/>|</text:p>
      <text:p text:style-name="Standard">+----------+------------+------+-----+---------+-------+</text:p>
      <text:p text:style-name="Standard">5 rows in set (0.01 sec)</text:p>
      <text:p text:style-name="Standard"/>
      <text:p text:style-name="Standard"/>
      <text:p text:style-name="P4"/>
      <text:p text:style-name="P3">Assignment - 2</text:p>
      <text:p text:style-name="P4"/>
      <text:p text:style-name="Standard"/>
      <text:p text:style-name="Standard">mysql&gt; select</text:p>
      <text:p text:style-name="Standard"><text:s text:c="4"/>-&gt; *from tblbranch;</text:p>
      <text:p text:style-name="Standard">+----------+------------+----------+----------------------+</text:p>
      <text:p text:style-name="Standard">| BranchID | BranchName | Building | Branch_head <text:s text:c="9"/>|</text:p>
      <text:p text:style-name="Standard">+----------+------------+----------+----------------------+</text:p>
      <text:p text:style-name="Standard">| CO <text:s text:c="6"/>| Computer <text:s text:c="2"/>| D1 <text:s text:c="6"/>| Building after admin |</text:p>
      <text:p text:style-name="Standard">+----------+------------+----------+----------------------+</text:p>
      <text:p text:style-name="Standard">1 row in set (0.00 sec)</text:p>
      <text:p text:style-name="Standard"/>
      <text:p text:style-name="Standard">mysql&gt; insert into tblbranch values('EC','Electronics&amp;Com.','D2','Next to D1');</text:p>
      <text:p text:style-name="Standard">Query OK, 1 row affected (0.07 sec)</text:p>
      <text:p text:style-name="Standard"/>
      <text:p text:style-name="Standard">mysql&gt; insert into tblbranch values('EL','Electrical','D3','Opposite Office');</text:p>
      <text:p text:style-name="Standard">Query OK, 1 row affected (0.04 sec)</text:p>
      <text:p text:style-name="Standard"/>
      <text:p text:style-name="Standard">mysql&gt; insert into tblbranch values('ME','Mechanical','D7','NexttoD6');</text:p>
      <text:p text:style-name="Standard">Query OK, 1 row affected (0.04 sec)</text:p>
      <text:p text:style-name="Standard"/>
      <text:p text:style-name="Standard">mysql&gt; insert into tblbranch values('CI','Civil','D6','Nexttocanteen');</text:p>
      <text:p text:style-name="Standard">Query OK, 1 row affected (0.03 sec)</text:p>
      <text:p text:style-name="Standard"/>
      <text:p text:style-name="Standard">mysql&gt; insert into tblbranch values('AP','Humanities','D4','ScienceDepartment');</text:p>
      <text:p text:style-name="Standard">Query OK, 1 row affected (0.04 sec)</text:p>
      <text:p text:style-name="Standard"/>
      <text:p text:style-name="Standard">mysql&gt; select *from tblbranch;</text:p>
      <text:p text:style-name="Standard">+----------+------------------+----------+----------------------+</text:p>
      <text:p text:style-name="Standard">| BranchID | BranchName <text:s text:c="6"/>| Building | Branch_head <text:s text:c="9"/>|</text:p>
      <text:p text:style-name="Standard">+----------+------------------+----------+----------------------+</text:p>
      <text:p text:style-name="Standard">| AP <text:s text:c="6"/>| Humanities <text:s text:c="6"/>| D4 <text:s text:c="6"/>| ScienceDepartment <text:s text:c="3"/>|</text:p>
      <text:p text:style-name="Standard">| CI <text:s text:c="6"/>| Civil <text:s text:c="11"/>| D6 <text:s text:c="6"/>| Nexttocanteen <text:s text:c="7"/>|</text:p>
      <text:p text:style-name="Standard">| CO <text:s text:c="6"/>| Computer <text:s text:c="8"/>| D1 <text:s text:c="6"/>| Building after admin |</text:p>
      <text:p text:style-name="Standard">| EC <text:s text:c="6"/>| Electronics&amp;Com. | D2 <text:s text:c="6"/>| Next to D1 <text:s text:c="10"/>|</text:p>
      <text:p text:style-name="Standard">| EL <text:s text:c="6"/>| Electrical <text:s text:c="6"/>| D3 <text:s text:c="6"/>| Opposite Office <text:s text:c="5"/>|</text:p>
      <text:p text:style-name="Standard">| ME <text:s text:c="6"/>| Mechanical <text:s text:c="6"/>| D7 <text:s text:c="6"/>| NexttoD6 <text:s text:c="12"/>|</text:p>
      <text:p text:style-name="Standard"><text:soft-page-break/>+----------+------------------+----------+----------------------+</text:p>
      <text:p text:style-name="Standard">6 rows in set (0.00 sec)</text:p>
      <text:p text:style-name="Standard"/>
      <text:p text:style-name="Standard"/>
      <text:p text:style-name="Standard">mysql&gt; desc tblstudent;</text:p>
      <text:p text:style-name="Standard">+-----------+-------------+------+-----+---------+-------+</text:p>
      <text:p text:style-name="Standard">| Field <text:s text:c="4"/>| Type <text:s text:c="7"/>| Null | Key | Default | Extra |</text:p>
      <text:p text:style-name="Standard">+-----------+-------------+------+-----+---------+-------+</text:p>
      <text:p text:style-name="Standard">| StudentID | int(3) <text:s text:c="5"/>| NO <text:s text:c="2"/>| PRI | NULL <text:s text:c="3"/>| <text:s text:c="6"/>|</text:p>
      <text:p text:style-name="Standard">| FName <text:s text:c="4"/>| varchar(20) | NO <text:s text:c="2"/>| <text:s text:c="4"/>| NULL <text:s text:c="3"/>| <text:s text:c="6"/>|</text:p>
      <text:p text:style-name="Standard">| MName <text:s text:c="4"/>| varchar(20) | YES <text:s/>| <text:s text:c="4"/>| NULL <text:s text:c="3"/>| <text:s text:c="6"/>|</text:p>
      <text:p text:style-name="Standard">| LName <text:s text:c="4"/>| varchar(20) | YES <text:s/>| <text:s text:c="4"/>| NULL <text:s text:c="3"/>| <text:s text:c="6"/>|</text:p>
      <text:p text:style-name="Standard">| City <text:s text:c="5"/>| varchar(20) | YES <text:s/>| <text:s text:c="4"/>| NULL <text:s text:c="3"/>| <text:s text:c="6"/>|</text:p>
      <text:p text:style-name="Standard">| State <text:s text:c="4"/>| varchar(20) | YES <text:s/>| <text:s text:c="4"/>| NULL <text:s text:c="3"/>| <text:s text:c="6"/>|</text:p>
      <text:p text:style-name="Standard">| Country <text:s text:c="2"/>| varchar(20) | YES <text:s/>| <text:s text:c="4"/>| NULL <text:s text:c="3"/>| <text:s text:c="6"/>|</text:p>
      <text:p text:style-name="Standard">| BirthDate | date <text:s text:c="7"/>| YES <text:s/>| <text:s text:c="4"/>| NULL <text:s text:c="3"/>| <text:s text:c="6"/>|</text:p>
      <text:p text:style-name="Standard">| Gender <text:s text:c="3"/>| char(1) <text:s text:c="4"/>| NO <text:s text:c="2"/>| <text:s text:c="4"/>| NULL <text:s text:c="3"/>| <text:s text:c="6"/>|</text:p>
      <text:p text:style-name="Standard">| Reg_No <text:s text:c="3"/>| int(15) <text:s text:c="4"/>| YES <text:s/>| <text:s text:c="4"/>| NULL <text:s text:c="3"/>| <text:s text:c="6"/>|</text:p>
      <text:p text:style-name="Standard">| BranchID <text:s/>| char(3) <text:s text:c="4"/>| NO <text:s text:c="2"/>| MUL | NULL <text:s text:c="3"/>| <text:s text:c="6"/>|</text:p>
      <text:p text:style-name="Standard">| AdmYear <text:s text:c="2"/>| int(4) <text:s text:c="5"/>| YES <text:s/>| <text:s text:c="4"/>| NULL <text:s text:c="3"/>| <text:s text:c="6"/>|</text:p>
      <text:p text:style-name="Standard">+-----------+-------------+------+-----+---------+-------+</text:p>
      <text:p text:style-name="Standard">12 rows in set (0.00 sec)</text:p>
      <text:p text:style-name="Standard"/>
      <text:p text:style-name="Standard">mysql&gt; insert into tblstudent values('001','Parth','Mohan','Patel','Surat','Gujarat','India','1991/06/25','M','101256','CO','2006');</text:p>
      <text:p text:style-name="Standard">Query OK, 1 row affected (0.06 sec)</text:p>
      <text:p text:style-name="Standard"/>
      <text:p text:style-name="Standard">mysql&gt; insert into tblstudent values('002','Mayur','Sahil','Rathod','Baroda','Gujarat','India','1990/08/24','M','101289','CO','2006');</text:p>
      <text:p text:style-name="Standard">Query OK, 1 row affected (0.04 sec)</text:p>
      <text:p text:style-name="Standard"/>
      <text:p text:style-name="Standard">mysql&gt; insert into tblstudent values('003','Ronak','Ramesh','Panchal','Pune','Maharashtra','India','1990/04/11','M','205168','CI','2005');</text:p>
      <text:p text:style-name="Standard">Query OK, 1 row affected (0.04 sec)</text:p>
      <text:p text:style-name="Standard"/>
      <text:p text:style-name="Standard">mysql&gt; insert into tblstudent values('004','Chirag','Hasmukh','Mor','Ahemedabad','Gujarat','India','1991/08/15','M','200589','ME','2005');</text:p>
      <text:p text:style-name="Standard">Query OK, 1 row affected (0.03 sec)</text:p>
      <text:p text:style-name="Standard"/>
      <text:p text:style-name="Standard">mysql&gt; insert into tblstudent values('005','Prachi','Divesh','Dhimmar','Mumbai','Maharashtra','India','1989/07/14','F','105456','EC','2004');</text:p>
      <text:p text:style-name="Standard">Query OK, 1 row affected (0.04 sec)</text:p>
      <text:p text:style-name="Standard"/>
      <text:p text:style-name="Standard">mysql&gt; insert into tblstudent values('006','Hetvi','Rahul','Kumar','Baroda','Gujarat','India','1989/08/18','F','104565','EC','2004');</text:p>
      <text:p text:style-name="Standard">Query OK, 1 row affected (0.03 sec)</text:p>
      <text:p text:style-name="Standard"/>
      <text:p text:style-name="Standard"><text:soft-page-break/>mysql&gt; insert into tblstudent values('007','Vipul','Mahesh','Patil','Nasik','Maharashtra','India','1988/08/15','M','200554','ME','2005');</text:p>
      <text:p text:style-name="Standard">Query OK, 1 row affected (0.03 sec)</text:p>
      <text:p text:style-name="Standard"/>
      <text:p text:style-name="Standard">mysql&gt; insert into tblstudent values('008','Vikas','Narottam','Ojha','Rajkot','Gujarat','India','1989/12/21','M','200458','EL','2004');</text:p>
      <text:p text:style-name="Standard">Query OK, 1 row affected (0.03 sec)</text:p>
      <text:p text:style-name="Standard"/>
      <text:p text:style-name="Standard">mysql&gt; insert into tblstudent values('009','Atula','Anil','Avasthi','Bhavnagar','Gujarat','India','1990/06/05','F','101054','CO','2006'); </text:p>
      <text:p text:style-name="Standard">Query OK, 1 row affected (0.05 sec)</text:p>
      <text:p text:style-name="Standard"/>
      <text:p text:style-name="Standard">mysql&gt; insert into tblstudent values('010','Mayuri','Rajnish','Ravat','Surat','Gujarat','India','1989/02/28','F','201024','EC','2004');</text:p>
      <text:p text:style-name="Standard">Query OK, 1 row affected (0.04 sec)</text:p>
      <text:p text:style-name="Standard"/>
      <text:p text:style-name="Standard">mysql&gt; select *from tblstudent;</text:p>
      <text:p text:style-name="Standard">+-----------+--------+----------+---------+------------+-------------+---------+------------+--------+--------+----------+---------+</text:p>
      <text:p text:style-name="Standard">| StudentID | FName <text:s/>| MName <text:s text:c="3"/>| LName <text:s text:c="2"/>| City <text:s text:c="6"/>| State <text:s text:c="6"/>| Country | BirthDate <text:s/>| Gender | Reg_No | BranchID | AdmYear |</text:p>
      <text:p text:style-name="Standard">+-----------+--------+----------+---------+------------+-------------+---------+------------+--------+--------+----------+---------+</text:p>
      <text:p text:style-name="Standard">| <text:s text:c="8"/>1 | Parth <text:s/>| Mohan <text:s text:c="3"/>| Patel <text:s text:c="2"/>| Surat <text:s text:c="5"/>| Gujarat <text:s text:c="4"/>| India <text:s text:c="2"/>| 1991-06-25 | M <text:s text:c="5"/>| 101256 | CO <text:s text:c="6"/>| <text:s text:c="3"/>2006 |</text:p>
      <text:p text:style-name="Standard">| <text:s text:c="8"/>2 | Mayur <text:s/>| Sahil <text:s text:c="3"/>| Rathod <text:s/>| Baroda <text:s text:c="4"/>| Gujarat <text:s text:c="4"/>| India <text:s text:c="2"/>| 1990-08-24 | M <text:s text:c="5"/>| 101289 | CO <text:s text:c="6"/>| <text:s text:c="3"/>2006 |</text:p>
      <text:p text:style-name="Standard">| <text:s text:c="8"/>3 | Ronak <text:s/>| Ramesh <text:s text:c="2"/>| Panchal | Pune <text:s text:c="6"/>| Maharashtra | India <text:s text:c="2"/>| 1990-04-11 | M <text:s text:c="5"/>| 205168 | CI <text:s text:c="6"/>| <text:s text:c="3"/>2005 |</text:p>
      <text:p text:style-name="Standard">| <text:s text:c="8"/>4 | Chirag | Hasmukh <text:s/>| Mor <text:s text:c="4"/>| Ahemedabad | Gujarat <text:s text:c="4"/>| India <text:s text:c="2"/>| 1991-08-15 | M <text:s text:c="5"/>| 200589 | ME <text:s text:c="6"/>| <text:s text:c="3"/>2005 |</text:p>
      <text:p text:style-name="Standard">| <text:s text:c="8"/>5 | Prachi | Divesh <text:s text:c="2"/>| Dhimmar | Mumbai <text:s text:c="4"/>| Maharashtra | India <text:s text:c="2"/>| 1989-07-14 | F <text:s text:c="5"/>| 105456 | EC <text:s text:c="6"/>| <text:s text:c="3"/>2004 |</text:p>
      <text:p text:style-name="Standard">| <text:s text:c="8"/>6 | Hetvi <text:s/>| Rahul <text:s text:c="3"/>| Kumar <text:s text:c="2"/>| Baroda <text:s text:c="4"/>| Gujarat <text:s text:c="4"/>| India <text:s text:c="2"/>| 1989-08-18 | F <text:s text:c="5"/>| 104565 | EC <text:s text:c="6"/>| <text:s text:c="3"/>2004 |</text:p>
      <text:p text:style-name="Standard">| <text:s text:c="8"/>7 | Vipul <text:s/>| Mahesh <text:s text:c="2"/>| Patil <text:s text:c="2"/>| Nasik <text:s text:c="5"/>| Maharashtra | India <text:s text:c="2"/>| 1988-08-15 | M <text:s text:c="5"/>| 200554 | ME <text:s text:c="6"/>| <text:s text:c="3"/>2005 |</text:p>
      <text:p text:style-name="Standard">| <text:s text:c="8"/>8 | Vikas <text:s/>| Narottam | Ojha <text:s text:c="3"/>| Rajkot <text:s text:c="4"/>| Gujarat <text:s text:c="4"/>| India <text:s text:c="2"/>| 1989-12-21 | M <text:s text:c="5"/>| 200458 | EL <text:s text:c="6"/>| <text:s text:c="3"/>2004 |</text:p>
      <text:p text:style-name="Standard">| <text:s text:c="8"/>9 | Atula <text:s/>| Anil <text:s text:c="4"/>| Avasthi | Bhavnagar <text:s/>| Gujarat <text:s text:c="4"/>| India <text:s text:c="2"/>| 1990-06-05 | F <text:s text:c="5"/>| 101054 | CO <text:s text:c="6"/>| <text:s text:c="3"/>2006 |</text:p>
      <text:p text:style-name="Standard">| <text:s text:c="7"/>10 | Mayuri | Rajnish <text:s/>| Ravat <text:s text:c="2"/>| Surat <text:s text:c="5"/>| Gujarat <text:s text:c="4"/>| India <text:s text:c="2"/>| 1989-02-28 | F <text:s text:c="5"/>| 201024 | EC <text:s text:c="6"/>| <text:s text:c="3"/>2004 |</text:p>
      <text:p text:style-name="Standard">+-----------+--------+----------+---------+------------+-------------+---------+------------+--------+--------+----------+---------+</text:p>
      <text:p text:style-name="Standard">10 rows in set (0.00 sec)</text:p>
      <text:p text:style-name="Standard"/>
      <text:p text:style-name="Standard"/>
      <text:p text:style-name="Standard">mysql&gt; desc tblsubject;</text:p>
      <text:p text:style-name="Standard">+-----------+-------------+------+-----+---------+-------+</text:p>
      <text:p text:style-name="Standard">| Field <text:s text:c="4"/>| Type <text:s text:c="7"/>| Null | Key | Default | Extra |</text:p>
      <text:p text:style-name="Standard"><text:soft-page-break/>+-----------+-------------+------+-----+---------+-------+</text:p>
      <text:p text:style-name="Standard">| SubjectID | varchar(20) | NO <text:s text:c="2"/>| PRI | NULL <text:s text:c="3"/>| <text:s text:c="6"/>|</text:p>
      <text:p text:style-name="Standard">| SubName <text:s text:c="2"/>| varchar(20) | NO <text:s text:c="2"/>| <text:s text:c="4"/>| NULL <text:s text:c="3"/>| <text:s text:c="6"/>|</text:p>
      <text:p text:style-name="Standard">| thHours <text:s text:c="2"/>| varchar(20) | YES <text:s/>| <text:s text:c="4"/>| NULL <text:s text:c="3"/>| <text:s text:c="6"/>|</text:p>
      <text:p text:style-name="Standard">| tuHours <text:s text:c="2"/>| varchar(20) | YES <text:s/>| <text:s text:c="4"/>| NULL <text:s text:c="3"/>| <text:s text:c="6"/>|</text:p>
      <text:p text:style-name="Standard">| prHours <text:s text:c="2"/>| varchar(20) | YES <text:s/>| <text:s text:c="4"/>| NULL <text:s text:c="3"/>| <text:s text:c="6"/>|</text:p>
      <text:p text:style-name="Standard">| Credit <text:s text:c="3"/>| int(3) <text:s text:c="5"/>| YES <text:s/>| <text:s text:c="4"/>| NULL <text:s text:c="3"/>| <text:s text:c="6"/>|</text:p>
      <text:p text:style-name="Standard">+-----------+-------------+------+-----+---------+-------+</text:p>
      <text:p text:style-name="Standard">6 rows in set (0.00 sec)</text:p>
      <text:p text:style-name="Standard"/>
      <text:p text:style-name="Standard"/>
      <text:p text:style-name="Standard">mysql&gt; insert into tblsubject values('ss101','DBMS','3','0','2','3');</text:p>
      <text:p text:style-name="Standard">Query OK, 1 row affected (0.06 sec)</text:p>
      <text:p text:style-name="Standard"/>
      <text:p text:style-name="Standard">mysql&gt; insert into tblsubject values('ss201','Communication System','3','1','2','4');</text:p>
      <text:p text:style-name="Standard">Query OK, 1 row affected (0.10 sec)</text:p>
      <text:p text:style-name="Standard"/>
      <text:p text:style-name="Standard">mysql&gt; insert into tblsubject values('ss202','Digital Electronics','3','1','2','4');</text:p>
      <text:p text:style-name="Standard">Query OK, 1 row affected (0.04 sec)</text:p>
      <text:p text:style-name="Standard"/>
      <text:p text:style-name="Standard">mysql&gt; insert into tblsubject values('ss301','E C Theory','3','0','0','2');</text:p>
      <text:p text:style-name="Standard">Query OK, 1 row affected (0.04 sec)</text:p>
      <text:p text:style-name="Standard"/>
      <text:p text:style-name="Standard"/>
      <text:p text:style-name="Standard">mysql&gt; insert into tblsubject values('ss401','Eng Mechanics','2','1','2','3');</text:p>
      <text:p text:style-name="Standard">Query OK, 1 row affected (0.03 sec)</text:p>
      <text:p text:style-name="Standard"/>
      <text:p text:style-name="Standard">mysql&gt; insert into tblsubject values('ss701','Maths=3','3','0','0','2');</text:p>
      <text:p text:style-name="Standard">Query OK, 1 row affected (0.06 sec)</text:p>
      <text:p text:style-name="Standard"/>
      <text:p text:style-name="Standard">mysql&gt; insert into tblsubject values('ss601','Surveying Leveling','2','1','1','3');</text:p>
      <text:p text:style-name="Standard">Query OK, 1 row affected (0.05 sec)</text:p>
      <text:p text:style-name="Standard"/>
      <text:p text:style-name="Standard"/>
      <text:p text:style-name="Standard">mysql&gt; select *from tblsubject;</text:p>
      <text:p text:style-name="Standard">+-----------+----------------------+---------+---------+---------+--------+</text:p>
      <text:p text:style-name="Standard">| SubjectID | SubName <text:s text:c="13"/>| thHours | tuHours | prHours | Credit |</text:p>
      <text:p text:style-name="Standard">+-----------+----------------------+---------+---------+---------+--------+</text:p>
      <text:p text:style-name="Standard">| ss101 <text:s text:c="4"/>| DBMS <text:s text:c="16"/>| 3 <text:s text:c="6"/>| 0 <text:s text:c="6"/>| 2 <text:s text:c="6"/>| <text:s text:c="5"/>3 |</text:p>
      <text:p text:style-name="Standard">| ss201 <text:s text:c="4"/>| Communication System | 3 <text:s text:c="6"/>| 1 <text:s text:c="6"/>| 2 <text:s text:c="6"/>| <text:s text:c="5"/>4 |</text:p>
      <text:p text:style-name="Standard">| ss202 <text:s text:c="4"/>| Digital Electronics <text:s/>| 3 <text:s text:c="6"/>| 1 <text:s text:c="6"/>| 2 <text:s text:c="6"/>| <text:s text:c="5"/>4 |</text:p>
      <text:p text:style-name="Standard">| ss301 <text:s text:c="4"/>| E C Theory <text:s text:c="10"/>| 3 <text:s text:c="6"/>| 0 <text:s text:c="6"/>| 0 <text:s text:c="6"/>| <text:s text:c="5"/>2 |</text:p>
      <text:p text:style-name="Standard">| ss401 <text:s text:c="4"/>| Eng Mechanics <text:s text:c="7"/>| 2 <text:s text:c="6"/>| 1 <text:s text:c="6"/>| 2 <text:s text:c="6"/>| <text:s text:c="5"/>3 |</text:p>
      <text:p text:style-name="Standard">| ss601 <text:s text:c="4"/>| Surveying Leveling <text:s text:c="2"/>| 2 <text:s text:c="6"/>| 1 <text:s text:c="6"/>| 1 <text:s text:c="6"/>| <text:s text:c="5"/>3 |</text:p>
      <text:p text:style-name="Standard">| ss701 <text:s text:c="4"/>| Maths=3 <text:s text:c="13"/>| 3 <text:s text:c="6"/>| 0 <text:s text:c="6"/>| 0 <text:s text:c="6"/>| <text:s text:c="5"/>2 |</text:p>
      <text:p text:style-name="Standard">+-----------+----------------------+---------+---------+---------+--------+</text:p>
      <text:p text:style-name="Standard">7 rows in set (0.00 sec)</text:p>
      <text:p text:style-name="Standard"/>
      <text:p text:style-name="Standard"/>
      <text:p text:style-name="Standard">mysql&gt; desc tbltuitionfees;</text:p>
      <text:p text:style-name="Standard">+----------+------------+------+-----+---------+-------+</text:p>
      <text:p text:style-name="Standard">| Field <text:s text:c="3"/>| Type <text:s text:c="6"/>| Null | Key | Default | Extra |</text:p>
      <text:p text:style-name="Standard"><text:soft-page-break/>+----------+------------+------+-----+---------+-------+</text:p>
      <text:p text:style-name="Standard">| T_ID <text:s text:c="4"/>| varchar(5) | NO <text:s text:c="2"/>| PRI | NULL <text:s text:c="3"/>| <text:s text:c="6"/>|</text:p>
      <text:p text:style-name="Standard">| StuID <text:s text:c="3"/>| int(3) <text:s text:c="4"/>| NO <text:s text:c="2"/>| MUL | NULL <text:s text:c="3"/>| <text:s text:c="6"/>|</text:p>
      <text:p text:style-name="Standard">| Semester | int(2) <text:s text:c="4"/>| YES <text:s/>| <text:s text:c="4"/>| NULL <text:s text:c="3"/>| <text:s text:c="6"/>|</text:p>
      <text:p text:style-name="Standard">| Amount <text:s text:c="2"/>| int(5) <text:s text:c="4"/>| YES <text:s/>| <text:s text:c="4"/>| NULL <text:s text:c="3"/>| <text:s text:c="6"/>|</text:p>
      <text:p text:style-name="Standard">| DateSub <text:s/>| date <text:s text:c="6"/>| YES <text:s/>| <text:s text:c="4"/>| NULL <text:s text:c="3"/>| <text:s text:c="6"/>|</text:p>
      <text:p text:style-name="Standard">+----------+------------+------+-----+---------+-------+</text:p>
      <text:p text:style-name="Standard">5 rows in set (0.00 sec)</text:p>
      <text:p text:style-name="Standard"/>
      <text:p text:style-name="Standard">mysql&gt; insert into tbltuitionfees values('tf001','001','7','20000','2009-07-11');</text:p>
      <text:p text:style-name="Standard">Query OK, 1 row affected (0.04 sec)</text:p>
      <text:p text:style-name="Standard"/>
      <text:p text:style-name="Standard">mysql&gt; insert into tbltuitionfees values('tf002','002','4','20000','2007-01-11');</text:p>
      <text:p text:style-name="Standard">Query OK, 1 row affected (0.04 sec)</text:p>
      <text:p text:style-name="Standard"/>
      <text:p text:style-name="Standard">mysql&gt; insert into tbltuitionfees values('tf003','003','4','20000','2007-01-11');</text:p>
      <text:p text:style-name="Standard">Query OK, 1 row affected (0.04 sec)</text:p>
      <text:p text:style-name="Standard"/>
      <text:p text:style-name="Standard">mysql&gt; insert into tbltuitionfees values('tf004','004','5','20000','2007-07-11');</text:p>
      <text:p text:style-name="Standard">Query OK, 1 row affected (0.06 sec)</text:p>
      <text:p text:style-name="Standard"/>
      <text:p text:style-name="Standard">mysql&gt; insert into tbltuitionfees values('tf005','005','2','20000','2006-06-11');</text:p>
      <text:p text:style-name="Standard">Query OK, 1 row affected (0.04 sec)</text:p>
      <text:p text:style-name="Standard"/>
      <text:p text:style-name="Standard">mysql&gt; insert into tbltuitionfees values('tf006','006','4','20000','2006-01-11');</text:p>
      <text:p text:style-name="Standard">Query OK, 1 row affected (0.10 sec)</text:p>
      <text:p text:style-name="Standard"/>
      <text:p text:style-name="Standard">mysql&gt; insert into tbltuitionfees values('tf007','007','1','20000','2005-07-11');</text:p>
      <text:p text:style-name="Standard">Query OK, 1 row affected (0.04 sec)</text:p>
      <text:p text:style-name="Standard"/>
      <text:p text:style-name="Standard">mysql&gt; insert into tbltuitionfees values('tf008','008','1','20000','2005-07-11');</text:p>
      <text:p text:style-name="Standard">Query OK, 1 row affected (0.03 sec)</text:p>
      <text:p text:style-name="Standard"/>
      <text:p text:style-name="Standard">mysql&gt; insert into tbltuitionfees values('tf009','009','2','20000','2007-01-11');</text:p>
      <text:p text:style-name="Standard">Query OK, 1 row affected (0.04 sec)</text:p>
      <text:p text:style-name="Standard"/>
      <text:p text:style-name="Standard">mysql&gt; insert into tbltuitionfees values('tf010','010','4','20000','2006-01-11');</text:p>
      <text:p text:style-name="Standard">Query OK, 1 row affected (0.03 sec)</text:p>
      <text:p text:style-name="Standard"/>
      <text:p text:style-name="Standard">mysql&gt; select * from tbltuitionfees;</text:p>
      <text:p text:style-name="Standard">+-------+-------+----------+--------+------------+</text:p>
      <text:p text:style-name="Standard">| T_ID <text:s/>| StuID | Semester | Amount | DateSub <text:s text:c="3"/>|</text:p>
      <text:p text:style-name="Standard">+-------+-------+----------+--------+------------+</text:p>
      <text:p text:style-name="Standard">| tf001 | <text:s text:c="4"/>1 | <text:s text:c="7"/>7 | <text:s/>20000 | 2009-07-11 |</text:p>
      <text:p text:style-name="Standard">| tf002 | <text:s text:c="4"/>2 | <text:s text:c="7"/>4 | <text:s/>20000 | 2007-01-11 |</text:p>
      <text:p text:style-name="Standard">| tf003 | <text:s text:c="4"/>3 | <text:s text:c="7"/>4 | <text:s/>20000 | 2007-01-11 |</text:p>
      <text:p text:style-name="Standard">| tf004 | <text:s text:c="4"/>4 | <text:s text:c="7"/>5 | <text:s/>20000 | 2007-07-11 |</text:p>
      <text:p text:style-name="Standard">| tf005 | <text:s text:c="4"/>5 | <text:s text:c="7"/>2 | <text:s/>20000 | 2006-06-11 |</text:p>
      <text:p text:style-name="Standard">| tf006 | <text:s text:c="4"/>6 | <text:s text:c="7"/>4 | <text:s/>20000 | 2006-01-11 |</text:p>
      <text:p text:style-name="Standard">| tf007 | <text:s text:c="4"/>7 | <text:s text:c="7"/>1 | <text:s/>20000 | 2005-07-11 |</text:p>
      <text:p text:style-name="Standard">| tf008 | <text:s text:c="4"/>8 | <text:s text:c="7"/>1 | <text:s/>20000 | 2005-07-11 |</text:p>
      <text:p text:style-name="Standard">| tf009 | <text:s text:c="4"/>9 | <text:s text:c="7"/>2 | <text:s/>20000 | 2007-01-11 |</text:p>
      <text:p text:style-name="Standard"><text:soft-page-break/>| tf010 | <text:s text:c="3"/>10 | <text:s text:c="7"/>4 | <text:s/>20000 | 2006-01-11 |</text:p>
      <text:p text:style-name="Standard">+-------+-------+----------+--------+------------+</text:p>
      <text:p text:style-name="Standard">10 rows in set (0.00 sec)</text:p>
      <text:p text:style-name="Standard"/>
      <text:p text:style-name="Standard"/>
      <text:p text:style-name="Standard">ysql&gt; select *from tblfaculty;</text:p>
      <text:p text:style-name="Standard">+-------+--------+-------+---------+---------+------+--------+---------+---------+---------+----------+----------+------------+--------+---------------+-------------+--------+---------------+</text:p>
      <text:p text:style-name="Standard">| FacID | FName <text:s/>| MName | LName <text:s text:c="2"/>| Address | Area | City <text:s text:c="2"/>| State <text:s text:c="2"/>| Country | Pincode | Phone_No | Email_ID | JoinDtae <text:s text:c="2"/>| Gender | Qualification | Designation | DeptID | AddDuties <text:s text:c="4"/>|</text:p>
      <text:p text:style-name="Standard">+-------+--------+-------+---------+---------+------+--------+---------+---------+---------+----------+----------+------------+--------+---------------+-------------+--------+---------------+</text:p>
      <text:p text:style-name="Standard">| f101 <text:s/>| Chetan | K <text:s text:c="4"/>| Solanki | <text:s text:c="8"/>| <text:s text:c="5"/>| Surat <text:s/>| Gujarat | India <text:s text:c="2"/>| <text:s/>394107 | 43634343 | <text:s text:c="9"/>| 2004-06-21 | M <text:s text:c="5"/>| BE <text:s text:c="11"/>| Lecturer <text:s text:c="3"/>| CO <text:s text:c="4"/>| Proxy adm <text:s text:c="4"/>|</text:p>
      <text:p text:style-name="Standard">| f302 <text:s/>| Milind | <text:s text:c="6"/>| Trivedi | <text:s text:c="8"/>| <text:s text:c="5"/>| Baroda | Gujarat | India <text:s text:c="2"/>| <text:s/>394157 | 53634343 | <text:s text:c="9"/>| 2005-11-22 | M <text:s text:c="5"/>| BEElectrical <text:s/>| Lecturer <text:s text:c="3"/>| EL <text:s text:c="4"/>| lab in charge |</text:p>
      <text:p text:style-name="Standard">+-------+--------+-------+---------+---------+------+--------+---------+---------+---------+----------+----------+------------+--------+---------------+-------------+--------+---------------+</text:p>
      <text:p text:style-name="Standard">2 rows in set (0.00 sec)</text:p>
      <text:p text:style-name="Standard"/>
      <text:p text:style-name="Standard">mysql&gt; insert into tblfaculty values('f203','Vijayendra','A','Desai','','','Surat','Gujarat','India','254561','5245542','','2005-01-25','M','ME','Lecturer','EC','T&amp;P'</text:p>
      <text:p text:style-name="Standard"><text:s text:c="4"/>-&gt; );</text:p>
      <text:p text:style-name="Standard">Query OK, 1 row affected (0.05 sec)</text:p>
      <text:p text:style-name="Standard"/>
      <text:p text:style-name="Standard">mysql&gt; insert into tblfaculty values('f705','Kalpesh','D','Mania','','','Rajkot','Gujarat','India','255561','5245542','','2002-03-2','M','ME','Lecturer','ME','EXCOO' );</text:p>
      <text:p text:style-name="Standard">Query OK, 1 row affected (0.04 sec)</text:p>
      <text:p text:style-name="Standard"/>
      <text:p text:style-name="Standard">mysql&gt; insert into tblfaculty values('f801','Mitesh','','Joshi','','','Surat','Gujarat','India','255461','5145542','','2000-03-2','M','Msc','Lecturer','AP','SPcomm' );</text:p>
      <text:p text:style-name="Standard">Query OK, 1 row affected (0.05 sec)</text:p>
      <text:p text:style-name="Standard"/>
      <text:p text:style-name="Standard">mysql&gt; );</text:p>
      <text:p text:style-name="Standard">ERROR 1064 (42000): You have an error in your SQL syntax; check the manual that corresponds to your MySQL server version for the right syntax to use near ')' at line 1</text:p>
      <text:p text:style-name="Standard">mysql&gt; insert into tblfaculty values('f811','Deepa','','Kapoor','','','Surat','Gujarat','India','255441','5145541','','1999-05-6','F','PhdMsc','Assipro','AP','phyil' );</text:p>
      <text:p text:style-name="Standard">Query OK, 1 row affected (0.03 sec)</text:p>
      <text:p text:style-name="Standard"/>
      <text:p text:style-name="Standard">mysql&gt; insert into tblfaculty values('f605','Arun','','Bharoniya','','','Surat','Gujarat','India','2554541','5145451','','2000-10-11','M','ME','Lecturer','CI','Mainli' );</text:p>
      <text:p text:style-name="Standard">Query OK, 1 row affected (0.04 sec)</text:p>
      <text:p text:style-name="Standard"/>
      <text:p text:style-name="Standard">mysql&gt; select *from tblfaculty;</text:p>
      <text:p text:style-name="Standard">+-------+------------+-------+-----------+---------+------+--------+---------+---------+---------+----------+----------+------------+--------+---------------+-------------+--------+---------------+</text:p>
      <text:p text:style-name="Standard"><text:soft-page-break/>| FacID | FName <text:s text:c="5"/>| MName | LName <text:s text:c="4"/>| Address | Area | City <text:s text:c="2"/>| State <text:s text:c="2"/>| Country | Pincode | Phone_No | Email_ID | JoinDtae <text:s text:c="2"/>| Gender | Qualification | Designation | DeptID | AddDuties <text:s text:c="4"/>|</text:p>
      <text:p text:style-name="Standard">+-------+------------+-------+-----------+---------+------+--------+---------+---------+---------+----------+----------+------------+--------+---------------+-------------+--------+---------------+</text:p>
      <text:p text:style-name="Standard">| f101 <text:s/>| Chetan <text:s text:c="4"/>| K <text:s text:c="4"/>| Solanki <text:s text:c="2"/>| <text:s text:c="8"/>| <text:s text:c="5"/>| Surat <text:s/>| Gujarat | India <text:s text:c="2"/>| <text:s/>394107 | 43634343 | <text:s text:c="9"/>| 2004-06-21 | M <text:s text:c="5"/>| BE <text:s text:c="11"/>| Lecturer <text:s text:c="3"/>| CO <text:s text:c="4"/>| Proxy adm <text:s text:c="4"/>|</text:p>
      <text:p text:style-name="Standard">| f203 <text:s/>| Vijayendra | A <text:s text:c="4"/>| Desai <text:s text:c="4"/>| <text:s text:c="8"/>| <text:s text:c="5"/>| Surat <text:s/>| Gujarat | India <text:s text:c="2"/>| <text:s/>254561 | <text:s/>5245542 | <text:s text:c="9"/>| 2005-01-25 | M <text:s text:c="5"/>| ME <text:s text:c="11"/>| Lecturer <text:s text:c="3"/>| EC <text:s text:c="4"/>| T&amp;P <text:s text:c="10"/>|</text:p>
      <text:p text:style-name="Standard">| f302 <text:s/>| Milind <text:s text:c="4"/>| <text:s text:c="6"/>| Trivedi <text:s text:c="2"/>| <text:s text:c="8"/>| <text:s text:c="5"/>| Baroda | Gujarat | India <text:s text:c="2"/>| <text:s/>394157 | 53634343 | <text:s text:c="9"/>| 2005-11-22 | M <text:s text:c="5"/>| BEElectrical <text:s/>| Lecturer <text:s text:c="3"/>| EL <text:s text:c="4"/>| lab in charge |</text:p>
      <text:p text:style-name="Standard">| f605 <text:s/>| Arun <text:s text:c="6"/>| <text:s text:c="6"/>| Bharoniya | <text:s text:c="8"/>| <text:s text:c="5"/>| Surat <text:s/>| Gujarat | India <text:s text:c="2"/>| 2554541 | <text:s/>5145451 | <text:s text:c="9"/>| 2000-10-11 | M <text:s text:c="5"/>| ME <text:s text:c="11"/>| Lecturer <text:s text:c="3"/>| CI <text:s text:c="4"/>| Mainli <text:s text:c="7"/>|</text:p>
      <text:p text:style-name="P6">| f705 <text:s/>| Kalpesh <text:s text:c="3"/>| D <text:s text:c="4"/>| Mania <text:s text:c="4"/>| <text:s text:c="8"/>| <text:s text:c="5"/>| Rajkot | Gujarat | India mysql&gt; \s</text:p>
      <text:p text:style-name="Standard">--------------</text:p>
      <text:p text:style-name="Standard">mysql <text:s/>Ver 8.0.26-0ubuntu0.20.04.2 for Linux on x86_64 ((Ubuntu))</text:p>
      <text:p text:style-name="Standard"/>
      <text:p text:style-name="Standard">Connection id:<text:tab/><text:tab/>63</text:p>
      <text:p text:style-name="Standard">Current database:<text:tab/>vivek</text:p>
      <text:p text:style-name="Standard">Current user:<text:tab/><text:tab/>student@localhost</text:p>
      <text:p text:style-name="Standard">SSL:<text:tab/><text:tab/><text:tab/>Not in use</text:p>
      <text:p text:style-name="Standard">Current pager:<text:tab/><text:tab/>stdout</text:p>
      <text:p text:style-name="Standard">Using outfile:<text:tab/><text:tab/>''</text:p>
      <text:p text:style-name="Standard">Using delimiter:<text:tab/>;</text:p>
      <text:p text:style-name="Standard">Server version:<text:tab/><text:tab/>8.0.26-0ubuntu0.20.04.2 (Ubuntu)</text:p>
      <text:p text:style-name="Standard">Protocol version:<text:tab/>10</text:p>
      <text:p text:style-name="Standard">Connection:<text:tab/><text:tab/>Localhost via UNIX socket</text:p>
      <text:p text:style-name="Standard">Server characterset:<text:tab/>utf8mb4</text:p>
      <text:p text:style-name="Standard">Db <text:s text:c="4"/>characterset:<text:tab/>utf8mb4</text:p>
      <text:p text:style-name="Standard">Client characterset:<text:tab/>utf8mb4</text:p>
      <text:p text:style-name="Standard">Conn. <text:s/>characterset:<text:tab/>utf8mb4</text:p>
      <text:p text:style-name="Standard">UNIX socket:<text:tab/><text:tab/>/var/run/mysqld/mysqld.sock</text:p>
      <text:p text:style-name="Standard">Binary data as:<text:tab/><text:tab/>Hexadecimal</text:p>
      <text:p text:style-name="Standard">Uptime:<text:tab/><text:tab/><text:tab/>1 hour 23 min 54 sec</text:p>
      <text:p text:style-name="Standard"/>
      <text:p text:style-name="Standard">Threads: 3 <text:s/>Questions: 634 <text:s/>Slow queries: 0 <text:s/>Opens: 443 <text:s/>Flush tables: 3 <text:s/>Open tables: 314 <text:s/>Queries per second avg: 0.125</text:p>
      <text:p text:style-name="Standard">--------------</text:p>
      <text:p text:style-name="Standard"/>
      <text:p text:style-name="Standard">mysql&gt; select StudentID,BranchID from tblstudent;</text:p>
      <text:p text:style-name="Standard">+-----------+----------+</text:p>
      <text:p text:style-name="Standard">| StudentID | BranchID |</text:p>
      <text:p text:style-name="Standard">+-----------+----------+</text:p>
      <text:p text:style-name="Standard">| <text:s text:c="8"/>3 | CI <text:s text:c="6"/>|</text:p>
      <text:p text:style-name="Standard">| <text:s text:c="8"/>1 | CO <text:s text:c="6"/>|</text:p>
      <text:p text:style-name="Standard">| <text:s text:c="8"/>2 | CO <text:s text:c="6"/>|</text:p>
      <text:p text:style-name="Standard">| <text:s text:c="8"/>9 | CO <text:s text:c="6"/>|</text:p>
      <text:p text:style-name="Standard">| <text:s text:c="8"/>5 | EC <text:s text:c="6"/>|</text:p>
      <text:p text:style-name="Standard">| <text:s text:c="8"/>6 | EC <text:s text:c="6"/>|</text:p>
      <text:p text:style-name="Standard">| <text:s text:c="7"/>10 | EC <text:s text:c="6"/>|</text:p>
      <text:p text:style-name="Standard">| <text:s text:c="8"/>8 | EL <text:s text:c="6"/>|</text:p>
      <text:p text:style-name="Standard">| <text:s text:c="8"/>4 | ME <text:s text:c="6"/>|</text:p>
      <text:p text:style-name="Standard">| <text:s text:c="8"/>7 | ME <text:s text:c="6"/>|</text:p>
      <text:p text:style-name="Standard"><text:soft-page-break/>+-----------+----------+</text:p>
      <text:p text:style-name="Standard">10 rows in set (0.00 sec)</text:p>
      <text:p text:style-name="Standard"/>
      <text:p text:style-name="Standard">mysql&gt; desc tblstudent;</text:p>
      <text:p text:style-name="Standard">+-----------+-------------+------+-----+---------+-------+</text:p>
      <text:p text:style-name="Standard">| Field <text:s text:c="4"/>| Type <text:s text:c="7"/>| Null | Key | Default | Extra |</text:p>
      <text:p text:style-name="Standard">+-----------+-------------+------+-----+---------+-------+</text:p>
      <text:p text:style-name="Standard">| StudentID | int <text:s text:c="8"/>| NO <text:s text:c="2"/>| PRI | NULL <text:s text:c="3"/>| <text:s text:c="6"/>|</text:p>
      <text:p text:style-name="Standard">| FName <text:s text:c="4"/>| varchar(20) | NO <text:s text:c="2"/>| <text:s text:c="4"/>| NULL <text:s text:c="3"/>| <text:s text:c="6"/>|</text:p>
      <text:p text:style-name="Standard">| MName <text:s text:c="4"/>| varchar(20) | YES <text:s/>| <text:s text:c="4"/>| NULL <text:s text:c="3"/>| <text:s text:c="6"/>|</text:p>
      <text:p text:style-name="Standard">| LName <text:s text:c="4"/>| varchar(20) | YES <text:s/>| <text:s text:c="4"/>| NULL <text:s text:c="3"/>| <text:s text:c="6"/>|</text:p>
      <text:p text:style-name="Standard">| Address <text:s text:c="2"/>| varchar(80) | YES <text:s/>| <text:s text:c="4"/>| NULL <text:s text:c="3"/>| <text:s text:c="6"/>|</text:p>
      <text:p text:style-name="Standard">| Area <text:s text:c="5"/>| varchar(80) | YES <text:s/>| <text:s text:c="4"/>| NULL <text:s text:c="3"/>| <text:s text:c="6"/>|</text:p>
      <text:p text:style-name="Standard">| City <text:s text:c="5"/>| varchar(20) | YES <text:s/>| <text:s text:c="4"/>| NULL <text:s text:c="3"/>| <text:s text:c="6"/>|</text:p>
      <text:p text:style-name="Standard">| State <text:s text:c="4"/>| varchar(20) | YES <text:s/>| <text:s text:c="4"/>| NULL <text:s text:c="3"/>| <text:s text:c="6"/>|</text:p>
      <text:p text:style-name="Standard">| Country <text:s text:c="2"/>| varchar(20) | YES <text:s/>| <text:s text:c="4"/>| NULL <text:s text:c="3"/>| <text:s text:c="6"/>|</text:p>
      <text:p text:style-name="Standard">| Pincode <text:s text:c="2"/>| int <text:s text:c="8"/>| YES <text:s/>| <text:s text:c="4"/>| NULL <text:s text:c="3"/>| <text:s text:c="6"/>|</text:p>
      <text:p text:style-name="Standard">| Phone_No <text:s/>| mediumtext <text:s/>| YES <text:s/>| <text:s text:c="4"/>| NULL <text:s text:c="3"/>| <text:s text:c="6"/>|</text:p>
      <text:p text:style-name="Standard">| BirthDate | date <text:s text:c="7"/>| YES <text:s/>| <text:s text:c="4"/>| NULL <text:s text:c="3"/>| <text:s text:c="6"/>|</text:p>
      <text:p text:style-name="Standard">| Gender <text:s text:c="3"/>| char(1) <text:s text:c="4"/>| NO <text:s text:c="2"/>| <text:s text:c="4"/>| NULL <text:s text:c="3"/>| <text:s text:c="6"/>|</text:p>
      <text:p text:style-name="Standard">| Reg_No <text:s text:c="3"/>| int <text:s text:c="8"/>| YES <text:s/>| <text:s text:c="4"/>| NULL <text:s text:c="3"/>| <text:s text:c="6"/>|</text:p>
      <text:p text:style-name="Standard">| BranchID <text:s/>| char(3) <text:s text:c="4"/>| NO <text:s text:c="2"/>| MUL | NULL <text:s text:c="3"/>| <text:s text:c="6"/>|</text:p>
      <text:p text:style-name="Standard">| AdmYear <text:s text:c="2"/>| int <text:s text:c="8"/>| YES <text:s/>| <text:s text:c="4"/>| NULL <text:s text:c="3"/>| <text:s text:c="6"/>|</text:p>
      <text:p text:style-name="Standard">| Email_ID <text:s/>| varchar(40) | YES <text:s/>| <text:s text:c="4"/>| NULL <text:s text:c="3"/>| <text:s text:c="6"/>|</text:p>
      <text:p text:style-name="Standard">| Age <text:s text:c="6"/>| int <text:s text:c="8"/>| YES <text:s/>| <text:s text:c="4"/>| NULL <text:s text:c="3"/>| <text:s text:c="6"/>|</text:p>
      <text:p text:style-name="Standard">+-----------+-------------+------+-----+---------+-------+</text:p>
      <text:p text:style-name="Standard">18 rows in set (0.00 sec)</text:p>
      <text:p text:style-name="Standard"/>
      <text:p text:style-name="Standard">mysql&gt; select*from tblstudent;</text:p>
      <text:p text:style-name="Standard">+-----------+--------+----------+---------+---------------+--------------+-----------+-------------+---------+---------+-------------+------------+--------+--------+----------+---------+-----------------------------+------+</text:p>
      <text:p text:style-name="Standard">| StudentID | FName <text:s/>| MName <text:s text:c="3"/>| LName <text:s text:c="2"/>| Address <text:s text:c="6"/>| Area <text:s text:c="8"/>| City <text:s text:c="5"/>| State <text:s text:c="6"/>| Country | Pincode | Phone_No <text:s text:c="3"/>| BirthDate <text:s/>| Gender | Reg_No | BranchID | AdmYear | Email_ID <text:s text:c="19"/>| Age <text:s/>|</text:p>
      <text:p text:style-name="Standard">+-----------+--------+----------+---------+---------------+--------------+-----------+-------------+---------+---------+-------------+------------+--------+--------+----------+---------+-----------------------------+------+</text:p>
      <text:p text:style-name="Standard">| <text:s text:c="8"/>1 | Parth <text:s/>| Mohan <text:s text:c="3"/>| Patel <text:s text:c="2"/>| D1-104_CKPCET | Magdalla <text:s text:c="4"/>| Surat <text:s text:c="4"/>| Gujarat <text:s text:c="4"/>| India <text:s text:c="2"/>| <text:s/>395007 | 06355055839 | 1991-06-25 | M <text:s text:c="5"/>| 101256 | CO <text:s text:c="6"/>| <text:s text:c="3"/>2006 | parthpatel1991@gmail.com <text:s text:c="3"/>| NULL |</text:p>
      <text:p text:style-name="Standard">| <text:s text:c="8"/>2 | Mayur <text:s/>| Sahil <text:s text:c="3"/>| Rathod <text:s/>| D1-104_MSU <text:s text:c="3"/>| Pratapgunj <text:s text:c="2"/>| Baroda <text:s text:c="3"/>| Gujarat <text:s text:c="4"/>| India <text:s text:c="2"/>| <text:s/>390002 | 02652795555 | 1990-08-24 | M <text:s text:c="5"/>| 101289 | CO <text:s text:c="6"/>| <text:s text:c="3"/>2006 | mayurrathod1990@gmail.com <text:s text:c="2"/>| NULL |</text:p>
      <text:p text:style-name="Standard">| <text:s text:c="8"/>3 | Ronak <text:s/>| Ramesh <text:s text:c="2"/>| Panchal | D4-304_CEP <text:s text:c="3"/>| Shivajinagar | Puna <text:s text:c="5"/>| Maharashtra | India <text:s text:c="2"/>| <text:s/>411005 | 02025507000 | 1990-04-11 | M <text:s text:c="5"/>| 205168 | CI <text:s text:c="6"/>| <text:s text:c="3"/>2005 | ronakpanchal1990@gmail.com <text:s/>| NULL |</text:p>
      <text:p text:style-name="Standard">| <text:s text:c="8"/>4 | Chirag | Hasmukh <text:s/>| Mor <text:s text:c="4"/>| D2-204_AU <text:s text:c="4"/>| Navrangpura <text:s/>| Ahmedabad | Gujarat <text:s text:c="4"/>| India <text:s text:c="2"/>| <text:s/>380009 | 07961911200 | 1991-08-15 | M <text:s text:c="5"/>| 200589 | ME <text:s text:c="6"/>| <text:s text:c="3"/>2005 | chiragmor1991@gmail.com <text:s text:c="4"/>| NULL |</text:p>
      <text:p text:style-name="Standard"><text:soft-page-break/>| <text:s text:c="8"/>5 | Prachi | Divesh <text:s text:c="2"/>| Dhimmer | D5-208_UM <text:s text:c="4"/>| Vidyanagar <text:s text:c="2"/>| Mumbai <text:s text:c="3"/>| Maharashtra | India <text:s text:c="2"/>| <text:s/>400032 | 02226543000 | 1989-07-14 | F <text:s text:c="5"/>| 105456 | EC <text:s text:c="6"/>| <text:s text:c="3"/>2004 | prachidhimmer1989@gmail.com | NULL |</text:p>
      <text:p text:style-name="Standard">| <text:s text:c="8"/>6 | Hetvi <text:s/>| Rahul <text:s text:c="3"/>| Kumar <text:s text:c="2"/>| D9-208_MSU <text:s text:c="3"/>| Pratapgunj <text:s text:c="2"/>| Baroda <text:s text:c="3"/>| Gujarat <text:s text:c="4"/>| India <text:s text:c="2"/>| <text:s/>390002 | 02652795555 | 1989-08-18 | F <text:s text:c="5"/>| 104565 | EC <text:s text:c="6"/>| <text:s text:c="3"/>2004 | hetvikumar1989@gmail.com <text:s text:c="3"/>| NULL |</text:p>
      <text:p text:style-name="Standard">| <text:s text:c="8"/>7 | Vipul <text:s/>| Mahesh <text:s text:c="2"/>| Patil <text:s text:c="2"/>| D8-105_KTHMC <text:s/>| Shivajinagar | Nashik <text:s text:c="3"/>| Maharashtra | India <text:s text:c="2"/>| <text:s/>422002 | 02532571376 | 1988-08-15 | M <text:s text:c="5"/>| 200554 | ME <text:s text:c="6"/>| <text:s text:c="3"/>2005 | vipulpatil1988@gmail.com <text:s text:c="3"/>| NULL |</text:p>
      <text:p text:style-name="Standard">| <text:s text:c="8"/>8 | Vikas <text:s/>| Narottam | Ojha <text:s text:c="3"/>| D7-104_RKU <text:s text:c="3"/>| Tramba <text:s text:c="6"/>| Rajkot <text:s text:c="3"/>| Gujarat <text:s text:c="4"/>| India <text:s text:c="2"/>| <text:s/>360020 | 09712489122 | 1989-12-21 | M <text:s text:c="5"/>| 200458 | EL <text:s text:c="6"/>| <text:s text:c="3"/>2005 | vikasojha1988@gmail.com <text:s text:c="4"/>| NULL |</text:p>
      <text:p text:style-name="Standard">| <text:s text:c="8"/>9 | Atula <text:s/>| Anil <text:s text:c="4"/>| Avasthi | D5-209_SSET <text:s text:c="2"/>| Vertej <text:s text:c="6"/>| Bhavnagar | Gujarat <text:s text:c="4"/>| India <text:s text:c="2"/>| <text:s/>364060 | 09099063043 | 1990-06-05 | F <text:s text:c="5"/>| 101054 | CO <text:s text:c="6"/>| <text:s text:c="3"/>2005 | atulaavasthi1990@gmail.com <text:s/>| NULL |</text:p>
      <text:p text:style-name="Standard">| <text:s text:c="7"/>10 | Mayuri | Rajnish <text:s/>| Ravat <text:s text:c="2"/>| D2-105_CKPCET | Magdalla <text:s text:c="4"/>| Surat <text:s text:c="4"/>| Gujarat <text:s text:c="4"/>| India <text:s text:c="2"/>| <text:s/>395007 | 06355055839 | 1989-02-28 | F <text:s text:c="5"/>| 201024 | EC <text:s text:c="6"/>| <text:s text:c="3"/>2004 | mayuriravat1989@gmail.com <text:s text:c="2"/>| NULL |</text:p>
      <text:p text:style-name="Standard">+-----------+--------+----------+---------+---------------+--------------+-----------+-------------+---------+---------+-------------+------------+--------+--------+----------+---------+-----------------------------+------+</text:p>
      <text:p text:style-name="Standard">10 rows in set (0.00 sec)</text:p>
      <text:p text:style-name="Standard"/>
      <text:p text:style-name="Standard">mysql&gt; select </text:p>
      <text:p text:style-name="Standard"/>
      <text:p text:style-name="P6"><text:s text:c="2"/>| <text:s/>255561 | <text:s/>5245542 | <text:s text:c="9"/>| 2002-03-02 | M <text:s text:c="5"/>| ME <text:s text:c="11"/>| Lecturer <text:s text:c="3"/>| ME <text:s text:c="4"/>| EXCOO <text:s text:c="8"/>|</text:p>
      <text:p text:style-name="Standard">| f801 <text:s/>| Mitesh <text:s text:c="4"/>| <text:s text:c="6"/>| Joshi <text:s text:c="4"/>| <text:s text:c="8"/>| <text:s text:c="5"/>| Surat <text:s/>| Gujarat | India <text:s text:c="2"/>| <text:s/>255461 | <text:s/>5145542 | <text:s text:c="9"/>| 2000-03-02 | M <text:s text:c="5"/>| Msc <text:s text:c="10"/>| Lecturer <text:s text:c="3"/>| AP <text:s text:c="4"/>| SPcomm <text:s text:c="7"/>|</text:p>
      <text:p text:style-name="Standard">| f811 <text:s/>| Deepa <text:s text:c="5"/>| <text:s text:c="6"/>| Kapoor <text:s text:c="3"/>| <text:s text:c="8"/>| <text:s text:c="5"/>| Surat <text:s/>| Gujarat | India <text:s text:c="2"/>| <text:s/>255441 | <text:s/>5145541 | <text:s text:c="9"/>| 1999-05-06 | F <text:s text:c="5"/>| PhdMsc <text:s text:c="7"/>| Assipro <text:s text:c="4"/>| AP <text:s text:c="4"/>| phyil <text:s text:c="8"/>|</text:p>
      <text:p text:style-name="Standard">+-------+------------+-------+-----------+---------+------+--------+---------+---------+---------+----------+----------+------------+--------+---------------+-------------+--------+---------------+</text:p>
      <text:p text:style-name="Standard">7 rows in set (0.00 sec)</text:p>
      <text:p text:style-name="Standard"/>
      <text:p text:style-name="P8">Assignment-3</text:p>
      <text:p text:style-name="Standard"/>
      <text:p text:style-name="P9">student@ckpco:~$ mysql -u student -p</text:p>
      <text:p text:style-name="P9">Enter password: </text:p>
      <text:p text:style-name="P9">Welcome to the MySQL monitor. <text:s/>Commands end with ; or \g.</text:p>
      <text:p text:style-name="P9">Your MySQL connection id is 16</text:p>
      <text:p text:style-name="P9">Server version: 8.0.27-0ubuntu0.20.04.1 (Ubuntu)</text:p>
      <text:p text:style-name="P9"/>
      <text:p text:style-name="P9">Copyright (c) 2000, 2021, Oracle and/or its affiliates.</text:p>
      <text:p text:style-name="P9"/>
      <text:p text:style-name="P9">Oracle is a registered trademark of Oracle Corporation and/or its</text:p>
      <text:p text:style-name="P9">affiliates. Other names may be trademarks of their respective</text:p>
      <text:p text:style-name="P9">owners.</text:p>
      <text:p text:style-name="P9"/>
      <text:p text:style-name="P9">Type 'help;' or '\h' for help. Type '\c' to clear the current input statement.</text:p>
      <text:p text:style-name="P9"/>
      <text:p text:style-name="P9">mysql&gt; show databases;</text:p>
      <text:p text:style-name="P9">+--------------------+</text:p>
      <text:p text:style-name="P9"><text:soft-page-break/>| Database <text:s text:c="10"/>|</text:p>
      <text:p text:style-name="P9">+--------------------+</text:p>
      <text:p text:style-name="P9">| information_schema |</text:p>
      <text:p text:style-name="P9">| mysql <text:s text:c="13"/>|</text:p>
      <text:p text:style-name="P9">| performance_schema |</text:p>
      <text:p text:style-name="P9">| phpmyadmin <text:s text:c="8"/>|</text:p>
      <text:p text:style-name="P9">| students <text:s text:c="10"/>|</text:p>
      <text:p text:style-name="P9">| sys <text:s text:c="15"/>|</text:p>
      <text:p text:style-name="P9">| vivek <text:s text:c="13"/>|</text:p>
      <text:p text:style-name="P9">+--------------------+</text:p>
      <text:p text:style-name="P9">7 rows in set (0.05 sec)</text:p>
      <text:p text:style-name="P9"/>
      <text:p text:style-name="P9">mysql&gt; use vivek;</text:p>
      <text:p text:style-name="P9">Reading table information for completion of table and column names</text:p>
      <text:p text:style-name="P9">You can turn off this feature to get a quicker startup with -A</text:p>
      <text:p text:style-name="P9"/>
      <text:p text:style-name="P9">Database changed</text:p>
      <text:p text:style-name="P9">mysql&gt; show tables;</text:p>
      <text:p text:style-name="P9">+-------------------+</text:p>
      <text:p text:style-name="P9">| Tables_in_vivek <text:s text:c="2"/>|</text:p>
      <text:p text:style-name="P9">+-------------------+</text:p>
      <text:p text:style-name="P9">| employee <text:s text:c="9"/>|</text:p>
      <text:p text:style-name="P9">| emydepat <text:s text:c="9"/>|</text:p>
      <text:p text:style-name="P9">| tblbranch <text:s text:c="8"/>|</text:p>
      <text:p text:style-name="P9">| tblcourse <text:s text:c="8"/>|</text:p>
      <text:p text:style-name="P9">| tblexamfees <text:s text:c="6"/>|</text:p>
      <text:p text:style-name="P9">| tblfaculty <text:s text:c="7"/>|</text:p>
      <text:p text:style-name="P9">| tblonetimefees <text:s text:c="3"/>|</text:p>
      <text:p text:style-name="P9">| tblstudent <text:s text:c="7"/>|</text:p>
      <text:p text:style-name="P9">| tblstudentcourses |</text:p>
      <text:p text:style-name="P9">| tblstudentresult <text:s/>|</text:p>
      <text:p text:style-name="P9">| tblsubject <text:s text:c="7"/>|</text:p>
      <text:p text:style-name="P9">| tbltuitionfees <text:s text:c="3"/>|</text:p>
      <text:p text:style-name="P9">+-------------------+</text:p>
      <text:p text:style-name="P9">12 rows in set (0.00 sec)</text:p>
      <text:p text:style-name="P9"/>
      <text:p text:style-name="P9">mysql&gt; desc tblstudent;</text:p>
      <text:p text:style-name="P9">+-----------+-------------+------+-----+---------+-------+</text:p>
      <text:p text:style-name="P9">| Field <text:s text:c="4"/>| Type <text:s text:c="7"/>| Null | Key | Default | Extra |</text:p>
      <text:p text:style-name="P9">+-----------+-------------+------+-----+---------+-------+</text:p>
      <text:p text:style-name="P9">| StudentID | int <text:s text:c="8"/>| NO <text:s text:c="2"/>| PRI | NULL <text:s text:c="3"/>| <text:s text:c="6"/>|</text:p>
      <text:p text:style-name="P9">| FName <text:s text:c="4"/>| varchar(20) | NO <text:s text:c="2"/>| <text:s text:c="4"/>| NULL <text:s text:c="3"/>| <text:s text:c="6"/>|</text:p>
      <text:p text:style-name="P9">| MName <text:s text:c="4"/>| varchar(20) | YES <text:s/>| <text:s text:c="4"/>| NULL <text:s text:c="3"/>| <text:s text:c="6"/>|</text:p>
      <text:p text:style-name="P9">| LName <text:s text:c="4"/>| varchar(20) | YES <text:s/>| <text:s text:c="4"/>| NULL <text:s text:c="3"/>| <text:s text:c="6"/>|</text:p>
      <text:p text:style-name="P9">| Address <text:s text:c="2"/>| varchar(80) | YES <text:s/>| <text:s text:c="4"/>| NULL <text:s text:c="3"/>| <text:s text:c="6"/>|</text:p>
      <text:p text:style-name="P9">| Area <text:s text:c="5"/>| varchar(80) | YES <text:s/>| <text:s text:c="4"/>| NULL <text:s text:c="3"/>| <text:s text:c="6"/>|</text:p>
      <text:p text:style-name="P9">| City <text:s text:c="5"/>| varchar(20) | YES <text:s/>| <text:s text:c="4"/>| NULL <text:s text:c="3"/>| <text:s text:c="6"/>|</text:p>
      <text:p text:style-name="P9">| State <text:s text:c="4"/>| varchar(20) | YES <text:s/>| <text:s text:c="4"/>| NULL <text:s text:c="3"/>| <text:s text:c="6"/>|</text:p>
      <text:p text:style-name="P9">| Country <text:s text:c="2"/>| varchar(20) | YES <text:s/>| <text:s text:c="4"/>| NULL <text:s text:c="3"/>| <text:s text:c="6"/>|</text:p>
      <text:p text:style-name="P9">| Pincode <text:s text:c="2"/>| int <text:s text:c="8"/>| YES <text:s/>| <text:s text:c="4"/>| NULL <text:s text:c="3"/>| <text:s text:c="6"/>|</text:p>
      <text:p text:style-name="P9">| Phone_No <text:s/>| mediumtext <text:s/>| YES <text:s/>| <text:s text:c="4"/>| NULL <text:s text:c="3"/>| <text:s text:c="6"/>|</text:p>
      <text:p text:style-name="P9">| BirthDate | date <text:s text:c="7"/>| YES <text:s/>| <text:s text:c="4"/>| NULL <text:s text:c="3"/>| <text:s text:c="6"/>|</text:p>
      <text:p text:style-name="P9"><text:soft-page-break/>| Gender <text:s text:c="3"/>| char(1) <text:s text:c="4"/>| NO <text:s text:c="2"/>| <text:s text:c="4"/>| NULL <text:s text:c="3"/>| <text:s text:c="6"/>|</text:p>
      <text:p text:style-name="P9">| Reg_No <text:s text:c="3"/>| int <text:s text:c="8"/>| YES <text:s/>| <text:s text:c="4"/>| NULL <text:s text:c="3"/>| <text:s text:c="6"/>|</text:p>
      <text:p text:style-name="P9">| BranchID <text:s/>| char(3) <text:s text:c="4"/>| NO <text:s text:c="2"/>| MUL | NULL <text:s text:c="3"/>| <text:s text:c="6"/>|</text:p>
      <text:p text:style-name="P9">| AdmYear <text:s text:c="2"/>| int <text:s text:c="8"/>| YES <text:s/>| <text:s text:c="4"/>| NULL <text:s text:c="3"/>| <text:s text:c="6"/>|</text:p>
      <text:p text:style-name="P9">| Email_ID <text:s/>| varchar(40) | YES <text:s/>| <text:s text:c="4"/>| NULL <text:s text:c="3"/>| <text:s text:c="6"/>|</text:p>
      <text:p text:style-name="P9">| Age <text:s text:c="6"/>| int <text:s text:c="8"/>| YES <text:s/>| <text:s text:c="4"/>| NULL <text:s text:c="3"/>| <text:s text:c="6"/>|</text:p>
      <text:p text:style-name="P9">+-----------+-------------+------+-----+---------+-------+</text:p>
      <text:p text:style-name="P9">18 rows in set (0.01 sec)</text:p>
      <text:p text:style-name="P9"/>
      <text:p text:style-name="P9">mysql&gt; select*from tblstudent;</text:p>
      <text:p text:style-name="P9">+-----------+--------+----------+---------+---------------+--------------+-----------+-------------+---------+---------+-------------+------------+--------+--------+----------+---------+-----------------------------+------+</text:p>
      <text:p text:style-name="P9">| StudentID | FName <text:s/>| MName <text:s text:c="3"/>| LName <text:s text:c="2"/>| Address <text:s text:c="6"/>| Area <text:s text:c="8"/>| City <text:s text:c="5"/>| State <text:s text:c="6"/>| Country | Pincode | Phone_No <text:s text:c="3"/>| BirthDate <text:s/>| Gender | Reg_No | BranchID | AdmYear | Email_ID <text:s text:c="19"/>| Age <text:s/>|</text:p>
      <text:p text:style-name="P9">+-----------+--------+----------+---------+---------------+--------------+-----------+-------------+---------+---------+-------------+------------+--------+--------+----------+---------+-----------------------------+------+</text:p>
      <text:p text:style-name="P9">| <text:s text:c="8"/>1 | Parth <text:s/>| Mohan <text:s text:c="3"/>| Patel <text:s text:c="2"/>| D1-104_CKPCET | Magdalla <text:s text:c="4"/>| Surat <text:s text:c="4"/>| Gujarat <text:s text:c="4"/>| India <text:s text:c="2"/>| <text:s/>395007 | 06355055839 | 1991-06-25 | M <text:s text:c="5"/>| 101256 | CO <text:s text:c="6"/>| <text:s text:c="3"/>2006 | parthpatel1991@gmail.com <text:s text:c="3"/>| NULL |</text:p>
      <text:p text:style-name="P9">| <text:s text:c="8"/>2 | Mayur <text:s/>| Sahil <text:s text:c="3"/>| Rathod <text:s/>| D1-104_MSU <text:s text:c="3"/>| Pratapgunj <text:s text:c="2"/>| Baroda <text:s text:c="3"/>| Gujarat <text:s text:c="4"/>| India <text:s text:c="2"/>| <text:s/>390002 | 02652795555 | 1990-08-24 | M <text:s text:c="5"/>| 101289 | CO <text:s text:c="6"/>| <text:s text:c="3"/>2006 | mayurrathod1990@gmail.com <text:s text:c="2"/>| NULL |</text:p>
      <text:p text:style-name="P9">| <text:s text:c="8"/>3 | Ronak <text:s/>| Ramesh <text:s text:c="2"/>| Panchal | D4-304_CEP <text:s text:c="3"/>| Shivajinagar | Puna <text:s text:c="5"/>| Maharashtra | India <text:s text:c="2"/>| <text:s/>411005 | 02025507000 | 1990-04-11 | M <text:s text:c="5"/>| 205168 | CI <text:s text:c="6"/>| <text:s text:c="3"/>2005 | ronakpanchal1990@gmail.com <text:s/>| NULL |</text:p>
      <text:p text:style-name="P9">| <text:s text:c="8"/>4 | Chirag | Hasmukh <text:s/>| Mor <text:s text:c="4"/>| D2-204_AU <text:s text:c="4"/>| Navrangpura <text:s/>| Ahmedabad | Gujarat <text:s text:c="4"/>| India <text:s text:c="2"/>| <text:s/>380009 | 07961911200 | 1991-08-15 | M <text:s text:c="5"/>| 200589 | ME <text:s text:c="6"/>| <text:s text:c="3"/>2005 | chiragmor1991@gmail.com <text:s text:c="4"/>| NULL |</text:p>
      <text:p text:style-name="P9">| <text:s text:c="8"/>5 | Prachi | Divesh <text:s text:c="2"/>| Dhimmer | D5-208_UM <text:s text:c="4"/>| Vidyanagar <text:s text:c="2"/>| Mumbai <text:s text:c="3"/>| Maharashtra | India <text:s text:c="2"/>| <text:s/>400032 | 02226543000 | 1989-07-14 | F <text:s text:c="5"/>| 105456 | EC <text:s text:c="6"/>| <text:s text:c="3"/>2004 | prachidhimmer1989@gmail.com | NULL |</text:p>
      <text:p text:style-name="P9">| <text:s text:c="8"/>6 | Hetvi <text:s/>| Rahul <text:s text:c="3"/>| Kumar <text:s text:c="2"/>| D9-208_MSU <text:s text:c="3"/>| Pratapgunj <text:s text:c="2"/>| Baroda <text:s text:c="3"/>| Gujarat <text:s text:c="4"/>| India <text:s text:c="2"/>| <text:s/>390002 | 02652795555 | 1989-08-18 | F <text:s text:c="5"/>| 104565 | EC <text:s text:c="6"/>| <text:s text:c="3"/>2004 | hetvikumar1989@gmail.com <text:s text:c="3"/>| NULL |</text:p>
      <text:p text:style-name="P9">| <text:s text:c="8"/>7 | Vipul <text:s/>| Mahesh <text:s text:c="2"/>| Patil <text:s text:c="2"/>| D8-105_KTHMC <text:s/>| Shivajinagar | Nashik <text:s text:c="3"/>| Maharashtra | India <text:s text:c="2"/>| <text:s/>422002 | 02532571376 | 1988-08-15 | M <text:s text:c="5"/>| 200554 | ME <text:s text:c="6"/>| <text:s text:c="3"/>2005 | vipulpatil1988@gmail.com <text:s text:c="3"/>| NULL |</text:p>
      <text:p text:style-name="P9">| <text:s text:c="8"/>8 | Vikas <text:s/>| Narottam | Ojha <text:s text:c="3"/>| D7-104_RKU <text:s text:c="3"/>| Tramba <text:s text:c="6"/>| Rajkot <text:s text:c="3"/>| Gujarat <text:s text:c="4"/>| India <text:s text:c="2"/>| <text:s/>360020 | 09712489122 | 1989-12-21 | M <text:s text:c="5"/>| 200458 | EL <text:s text:c="6"/>| <text:s text:c="3"/>2005 | vikasojha1988@gmail.com <text:s text:c="4"/>| NULL |</text:p>
      <text:p text:style-name="P9">| <text:s text:c="8"/>9 | Atula <text:s/>| Anil <text:s text:c="4"/>| Avasthi | D5-209_SSET <text:s text:c="2"/>| Vertej <text:s text:c="6"/>| Bhavnagar | Gujarat <text:s text:c="4"/>| India <text:s text:c="2"/>| <text:s/>364060 | 09099063043 | 1990-06-05 | F <text:s text:c="5"/>| 101054 | CO <text:s text:c="6"/>| <text:s text:c="3"/>2005 | atulaavasthi1990@gmail.com <text:s/>| NULL |</text:p>
      <text:p text:style-name="P9">| <text:s text:c="7"/>10 | Mayuri | Rajnish <text:s/>| Ravat <text:s text:c="2"/>| D2-105_CKPCET | Magdalla <text:s text:c="4"/>| Surat <text:s text:c="4"/>| Gujarat <text:s text:c="4"/>| India <text:s text:c="2"/>| <text:s/>395007 | 06355055839 | 1989-02-28 | F <text:s text:c="5"/>| 201024 | EC <text:s text:c="6"/>| <text:s text:c="3"/>2004 | mayuriravat1989@gmail.com <text:s text:c="2"/>| NULL |</text:p>
      <text:p text:style-name="P9">+-----------+--------+----------+---------+---------------+--------------+-----------+-------------+---------+---------+-------------+------------+--------+--------+----------+---------+-----------------------------+------+</text:p>
      <text:p text:style-name="P9"><text:soft-page-break/>10 rows in set (0.02 sec)</text:p>
      <text:p text:style-name="P9"/>
      <text:p text:style-name="P9">mysql&gt; select FName,LName from tblstudent;</text:p>
      <text:p text:style-name="P9">+--------+---------+</text:p>
      <text:p text:style-name="P9">| FName <text:s/>| LName <text:s text:c="2"/>|</text:p>
      <text:p text:style-name="P9">+--------+---------+</text:p>
      <text:p text:style-name="P9">| Parth <text:s/>| Patel <text:s text:c="2"/>|</text:p>
      <text:p text:style-name="P9">| Mayur <text:s/>| Rathod <text:s/>|</text:p>
      <text:p text:style-name="P9">| Ronak <text:s/>| Panchal |</text:p>
      <text:p text:style-name="P9">| Chirag | Mor <text:s text:c="4"/>|</text:p>
      <text:p text:style-name="P9">| Prachi | Dhimmer |</text:p>
      <text:p text:style-name="P9">| Hetvi <text:s/>| Kumar <text:s text:c="2"/>|</text:p>
      <text:p text:style-name="P9">| Vipul <text:s/>| Patil <text:s text:c="2"/>|</text:p>
      <text:p text:style-name="P9">| Vikas <text:s/>| Ojha <text:s text:c="3"/>|</text:p>
      <text:p text:style-name="P9">| Atula <text:s/>| Avasthi |</text:p>
      <text:p text:style-name="P9">| Mayuri | Ravat <text:s text:c="2"/>|</text:p>
      <text:p text:style-name="P9">+--------+---------+</text:p>
      <text:p text:style-name="P9">10 rows in set (0.00 sec)</text:p>
      <text:p text:style-name="P9"/>
      <text:p text:style-name="P9">mysql&gt; select FName,City from tblstudent;</text:p>
      <text:p text:style-name="P9">+--------+-----------+</text:p>
      <text:p text:style-name="P9">| FName <text:s/>| City <text:s text:c="5"/>|</text:p>
      <text:p text:style-name="P9">+--------+-----------+</text:p>
      <text:p text:style-name="P9">| Parth <text:s/>| Surat <text:s text:c="4"/>|</text:p>
      <text:p text:style-name="P9">| Mayur <text:s/>| Baroda <text:s text:c="3"/>|</text:p>
      <text:p text:style-name="P9">| Ronak <text:s/>| Puna <text:s text:c="5"/>|</text:p>
      <text:p text:style-name="P9">| Chirag | Ahmedabad |</text:p>
      <text:p text:style-name="P9">| Prachi | Mumbai <text:s text:c="3"/>|</text:p>
      <text:p text:style-name="P9">| Hetvi <text:s/>| Baroda <text:s text:c="3"/>|</text:p>
      <text:p text:style-name="P9">| Vipul <text:s/>| Nashik <text:s text:c="3"/>|</text:p>
      <text:p text:style-name="P9">| Vikas <text:s/>| Rajkot <text:s text:c="3"/>|</text:p>
      <text:p text:style-name="P9">| Atula <text:s/>| Bhavnagar |</text:p>
      <text:p text:style-name="P9">| Mayuri | Surat <text:s text:c="4"/>|</text:p>
      <text:p text:style-name="P9">+--------+-----------+</text:p>
      <text:p text:style-name="P9">10 rows in set (0.01 sec)</text:p>
      <text:p text:style-name="P9"/>
      <text:p text:style-name="P9">mysql&gt; select FName,BirthDate from tblstudent where FName like 'M%' or FName like 'J%';</text:p>
      <text:p text:style-name="P9">+--------+------------+</text:p>
      <text:p text:style-name="P9">| FName <text:s/>| BirthDate <text:s/>|</text:p>
      <text:p text:style-name="P9">+--------+------------+</text:p>
      <text:p text:style-name="P9">| Mayur <text:s/>| 1990-08-24 |</text:p>
      <text:p text:style-name="P9">| Mayuri | 1989-02-28 |</text:p>
      <text:p text:style-name="P9">+--------+------------+</text:p>
      <text:p text:style-name="P9">2 rows in set (0.00 sec)</text:p>
      <text:p text:style-name="P9"/>
      <text:p text:style-name="P9"/>
      <text:p text:style-name="P9">mysql&gt; select StudentID from tblstudent where State="Maharashtra";</text:p>
      <text:p text:style-name="P9">+-----------+</text:p>
      <text:p text:style-name="P9">| StudentID |</text:p>
      <text:p text:style-name="P9">+-----------+</text:p>
      <text:p text:style-name="P9">| <text:s text:c="8"/>3 |</text:p>
      <text:p text:style-name="P9">| <text:s text:c="8"/>5 |</text:p>
      <text:p text:style-name="P9"><text:soft-page-break/>| <text:s text:c="8"/>7 |</text:p>
      <text:p text:style-name="P9">+-----------+</text:p>
      <text:p text:style-name="P9">3 rows in set (0.00 sec)</text:p>
      <text:p text:style-name="P9"/>
      <text:p text:style-name="P9">mysql&gt; select FName,LName,AdmYear from tblstudent where City="Surat";</text:p>
      <text:p text:style-name="P9">+--------+-------+---------+</text:p>
      <text:p text:style-name="P9">| FName <text:s/>| LName | AdmYear |</text:p>
      <text:p text:style-name="P9">+--------+-------+---------+</text:p>
      <text:p text:style-name="P9">| Parth <text:s/>| Patel | <text:s text:c="3"/>2006 |</text:p>
      <text:p text:style-name="P9">| Mayuri | Ravat | <text:s text:c="3"/>2004 |</text:p>
      <text:p text:style-name="P9">+--------+-------+---------+</text:p>
      <text:p text:style-name="P9">2 rows in set (0.00 sec)</text:p>
      <text:p text:style-name="P9"/>
      <text:p text:style-name="P9">mysql&gt; select StudentID,BranchID from tblstudent;</text:p>
      <text:p text:style-name="P9">+-----------+----------+</text:p>
      <text:p text:style-name="P9">| StudentID | BranchID |</text:p>
      <text:p text:style-name="P9">+-----------+----------+</text:p>
      <text:p text:style-name="P9">| <text:s text:c="8"/>3 | CI <text:s text:c="6"/>|</text:p>
      <text:p text:style-name="P9">| <text:s text:c="8"/>1 | CO <text:s text:c="6"/>|</text:p>
      <text:p text:style-name="P9">| <text:s text:c="8"/>2 | CO <text:s text:c="6"/>|</text:p>
      <text:p text:style-name="P9">| <text:s text:c="8"/>9 | CO <text:s text:c="6"/>|</text:p>
      <text:p text:style-name="P9">| <text:s text:c="8"/>5 | EC <text:s text:c="6"/>|</text:p>
      <text:p text:style-name="P9">| <text:s text:c="8"/>6 | EC <text:s text:c="6"/>|</text:p>
      <text:p text:style-name="P9">| <text:s text:c="7"/>10 | EC <text:s text:c="6"/>|</text:p>
      <text:p text:style-name="P9">| <text:s text:c="8"/>8 | EL <text:s text:c="6"/>|</text:p>
      <text:p text:style-name="P9">| <text:s text:c="8"/>4 | ME <text:s text:c="6"/>|</text:p>
      <text:p text:style-name="P9">| <text:s text:c="8"/>7 | ME <text:s text:c="6"/>|</text:p>
      <text:p text:style-name="P9">+-----------+----------+</text:p>
      <text:p text:style-name="P9">10 rows in set (0.00 sec)</text:p>
      <text:p text:style-name="P9"/>
      <text:p text:style-name="P9">mysql&gt; desc tblbranch;</text:p>
      <text:p text:style-name="P9">+-------------+-------------+------+-----+---------+-------+</text:p>
      <text:p text:style-name="P9">| Field <text:s text:c="6"/>| Type <text:s text:c="7"/>| Null | Key | Default | Extra |</text:p>
      <text:p text:style-name="P9">+-------------+-------------+------+-----+---------+-------+</text:p>
      <text:p text:style-name="P9">| BranchID <text:s text:c="3"/>| char(3) <text:s text:c="4"/>| NO <text:s text:c="2"/>| PRI | NULL <text:s text:c="3"/>| <text:s text:c="6"/>|</text:p>
      <text:p text:style-name="P9">| BranchName <text:s/>| varchar(20) | NO <text:s text:c="2"/>| <text:s text:c="4"/>| NULL <text:s text:c="3"/>| <text:s text:c="6"/>|</text:p>
      <text:p text:style-name="P9">| Building <text:s text:c="3"/>| varchar(20) | YES <text:s/>| <text:s text:c="4"/>| NULL <text:s text:c="3"/>| <text:s text:c="6"/>|</text:p>
      <text:p text:style-name="P9">| Branch_head | varchar(20) | YES <text:s/>| <text:s text:c="4"/>| NULL <text:s text:c="3"/>| <text:s text:c="6"/>|</text:p>
      <text:p text:style-name="P9">+-------------+-------------+------+-----+---------+-------+</text:p>
      <text:p text:style-name="P9">4 rows in set (0.01 sec)</text:p>
      <text:p text:style-name="P9"/>
      <text:p text:style-name="P9"/>
      <text:p text:style-name="P9"/>
      <text:p text:style-name="P9">mysql&gt; select BranchID from tblbranch where Building="D1";</text:p>
      <text:p text:style-name="P9">+----------+</text:p>
      <text:p text:style-name="P9">| BranchID |</text:p>
      <text:p text:style-name="P9">+----------+</text:p>
      <text:p text:style-name="P9">| CO <text:s text:c="6"/>|</text:p>
      <text:p text:style-name="P9">+----------+</text:p>
      <text:p text:style-name="P9">1 row in set (0.00 sec)</text:p>
      <text:p text:style-name="P9"/>
      <text:p text:style-name="P9">mysql&gt; select StudentID,Reg_No from tblstudent;</text:p>
      <text:p text:style-name="P9"><text:soft-page-break/>+-----------+--------+</text:p>
      <text:p text:style-name="P9">| StudentID | Reg_No |</text:p>
      <text:p text:style-name="P9">+-----------+--------+</text:p>
      <text:p text:style-name="P9">| <text:s text:c="8"/>1 | 101256 |</text:p>
      <text:p text:style-name="P9">| <text:s text:c="8"/>2 | 101289 |</text:p>
      <text:p text:style-name="P9">| <text:s text:c="8"/>3 | 205168 |</text:p>
      <text:p text:style-name="P9">| <text:s text:c="8"/>4 | 200589 |</text:p>
      <text:p text:style-name="P9">| <text:s text:c="8"/>5 | 105456 |</text:p>
      <text:p text:style-name="P9">| <text:s text:c="8"/>6 | 104565 |</text:p>
      <text:p text:style-name="P9">| <text:s text:c="8"/>7 | 200554 |</text:p>
      <text:p text:style-name="P9">| <text:s text:c="8"/>8 | 200458 |</text:p>
      <text:p text:style-name="P9">| <text:s text:c="8"/>9 | 101054 |</text:p>
      <text:p text:style-name="P9">| <text:s text:c="7"/>10 | 201024 |</text:p>
      <text:p text:style-name="P9">+-----------+--------+</text:p>
      <text:p text:style-name="P9">10 rows in set (0.00 sec)</text:p>
      <text:p text:style-name="P9"/>
      <text:p text:style-name="P9">mysql&gt; select FName,LName from tblfaculty where DeptID="Co";</text:p>
      <text:p text:style-name="P9">+--------+---------+</text:p>
      <text:p text:style-name="P9">| FName <text:s/>| LName <text:s text:c="2"/>|</text:p>
      <text:p text:style-name="P9">+--------+---------+</text:p>
      <text:p text:style-name="P9">| Chetan | Solanki |</text:p>
      <text:p text:style-name="P9">+--------+---------+</text:p>
      <text:p text:style-name="P9">1 row in set (0.00 sec)</text:p>
      <text:p text:style-name="P9"/>
      <text:p text:style-name="P9">mysql&gt; select StudentID,City from tblstudent order by AdmYear desc;</text:p>
      <text:p text:style-name="P9">+-----------+-----------+</text:p>
      <text:p text:style-name="P9">| StudentID | City <text:s text:c="5"/>|</text:p>
      <text:p text:style-name="P9">+-----------+-----------+</text:p>
      <text:p text:style-name="P9">| <text:s text:c="8"/>1 | Surat <text:s text:c="4"/>|</text:p>
      <text:p text:style-name="P9">| <text:s text:c="8"/>2 | Baroda <text:s text:c="3"/>|</text:p>
      <text:p text:style-name="P9">| <text:s text:c="8"/>3 | Puna <text:s text:c="5"/>|</text:p>
      <text:p text:style-name="P9">| <text:s text:c="8"/>4 | Ahmedabad |</text:p>
      <text:p text:style-name="P9">| <text:s text:c="8"/>7 | Nashik <text:s text:c="3"/>|</text:p>
      <text:p text:style-name="P9">| <text:s text:c="8"/>8 | Rajkot <text:s text:c="3"/>|</text:p>
      <text:p text:style-name="P9">| <text:s text:c="8"/>9 | Bhavnagar |</text:p>
      <text:p text:style-name="P9">| <text:s text:c="8"/>5 | Mumbai <text:s text:c="3"/>|</text:p>
      <text:p text:style-name="P9">| <text:s text:c="8"/>6 | Baroda <text:s text:c="3"/>|</text:p>
      <text:p text:style-name="P9">| <text:s text:c="7"/>10 | Surat <text:s text:c="4"/>|</text:p>
      <text:p text:style-name="P9">+-----------+-----------+</text:p>
      <text:p text:style-name="P9">10 rows in set (0.00 sec)</text:p>
      <text:p text:style-name="P9"/>
      <text:p text:style-name="P9"/>
      <text:p text:style-name="P10">Assignment-5</text:p>
      <text:p text:style-name="P7"/>
      <text:p text:style-name="P7"/>
      <text:p text:style-name="P7">student@ckpco:~$ mysql -u student -p</text:p>
      <text:p text:style-name="P7">Enter password: </text:p>
      <text:p text:style-name="P7">Welcome to the MySQL monitor. <text:s/>Commands end with ; or \g.</text:p>
      <text:p text:style-name="P7">Your MySQL connection id is 8</text:p>
      <text:p text:style-name="P7">Server version: 8.0.26-0ubuntu0.20.04.2 (Ubuntu)</text:p>
      <text:p text:style-name="P7"/>
      <text:p text:style-name="P7">Copyright (c) 2000, 2021, Oracle and/or its affiliates.</text:p>
      <text:p text:style-name="P7"><text:soft-page-break/></text:p>
      <text:p text:style-name="P7">Oracle is a registered trademark of Oracle Corporation and/or its</text:p>
      <text:p text:style-name="P7">affiliates. Other names may be trademarks of their respective</text:p>
      <text:p text:style-name="P7">owners.</text:p>
      <text:p text:style-name="P7"/>
      <text:p text:style-name="P7">Type 'help;' or '\h' for help. Type '\c' to clear the current input statement.</text:p>
      <text:p text:style-name="P7"/>
      <text:p text:style-name="P7">mysql&gt; show databases;</text:p>
      <text:p text:style-name="P7">+--------------------+</text:p>
      <text:p text:style-name="P7">| Database <text:s text:c="10"/>|</text:p>
      <text:p text:style-name="P7">+--------------------+</text:p>
      <text:p text:style-name="P7">| information_schema |</text:p>
      <text:p text:style-name="P7">| mysql <text:s text:c="13"/>|</text:p>
      <text:p text:style-name="P7">| performance_schema |</text:p>
      <text:p text:style-name="P7">| phpmyadmin <text:s text:c="8"/>|</text:p>
      <text:p text:style-name="P7">| students <text:s text:c="10"/>|</text:p>
      <text:p text:style-name="P7">| sys <text:s text:c="15"/>|</text:p>
      <text:p text:style-name="P7">| vivek <text:s text:c="13"/>|</text:p>
      <text:p text:style-name="P7">+--------------------+</text:p>
      <text:p text:style-name="P7">7 rows in set (0.02 sec)</text:p>
      <text:p text:style-name="P7"/>
      <text:p text:style-name="P7">mysql&gt; use vivek;</text:p>
      <text:p text:style-name="P7">Reading table information for completion of table and column names</text:p>
      <text:p text:style-name="P7">You can turn off this feature to get a quicker startup with -A</text:p>
      <text:p text:style-name="P7"/>
      <text:p text:style-name="P7">Database changed</text:p>
      <text:p text:style-name="P7">mysql&gt; show tables;</text:p>
      <text:p text:style-name="P7">+-------------------+</text:p>
      <text:p text:style-name="P7">| Tables_in_vivek <text:s text:c="2"/>|</text:p>
      <text:p text:style-name="P7">+-------------------+</text:p>
      <text:p text:style-name="P7">| employee <text:s text:c="9"/>|</text:p>
      <text:p text:style-name="P7">| emydepat <text:s text:c="9"/>|</text:p>
      <text:p text:style-name="P7">| tblbranch <text:s text:c="8"/>|</text:p>
      <text:p text:style-name="P7">| tblcourse <text:s text:c="8"/>|</text:p>
      <text:p text:style-name="P7">| tblexamfees <text:s text:c="6"/>|</text:p>
      <text:p text:style-name="P7">| tblfaculty <text:s text:c="7"/>|</text:p>
      <text:p text:style-name="P7">| tblonetimefees <text:s text:c="3"/>|</text:p>
      <text:p text:style-name="P7">| tblstudent <text:s text:c="7"/>|</text:p>
      <text:p text:style-name="P7">| tblstudentcourses |</text:p>
      <text:p text:style-name="P7">| tblstudentresult <text:s/>|</text:p>
      <text:p text:style-name="P7">| tblsubject <text:s text:c="7"/>|</text:p>
      <text:p text:style-name="P7">| tbltuitionfees <text:s text:c="3"/>|</text:p>
      <text:p text:style-name="P7">+-------------------+</text:p>
      <text:p text:style-name="P7">12 rows in set (0.01 sec)</text:p>
      <text:p text:style-name="P7"/>
      <text:p text:style-name="P7">mysql&gt; desc employee;</text:p>
      <text:p text:style-name="P7">+-------------+-------------+------+-----+---------+-------+</text:p>
      <text:p text:style-name="P7">| Field <text:s text:c="6"/>| Type <text:s text:c="7"/>| Null | Key | Default | Extra |</text:p>
      <text:p text:style-name="P7">+-------------+-------------+------+-----+---------+-------+</text:p>
      <text:p text:style-name="P7">| EId <text:s text:c="8"/>| varchar(3) <text:s/>| NO <text:s text:c="2"/>| PRI | NULL <text:s text:c="3"/>| <text:s text:c="6"/>|</text:p>
      <text:p text:style-name="P7">| EName <text:s text:c="6"/>| varchar(20) | YES <text:s/>| <text:s text:c="4"/>| NULL <text:s text:c="3"/>| <text:s text:c="6"/>|</text:p>
      <text:p text:style-name="P7">| D_O_Joining | date <text:s text:c="7"/>| YES <text:s/>| <text:s text:c="4"/>| NULL <text:s text:c="3"/>| <text:s text:c="6"/>|</text:p>
      <text:p text:style-name="P7"><text:soft-page-break/>| salary <text:s text:c="5"/>| int <text:s text:c="8"/>| YES <text:s/>| <text:s text:c="4"/>| NULL <text:s text:c="3"/>| <text:s text:c="6"/>|</text:p>
      <text:p text:style-name="P7">| Depmt_ID <text:s text:c="3"/>| varchar(10) | YES <text:s/>| <text:s text:c="4"/>| NULL <text:s text:c="3"/>| <text:s text:c="6"/>|</text:p>
      <text:p text:style-name="P7">+-------------+-------------+------+-----+---------+-------+</text:p>
      <text:p text:style-name="P7">5 rows in set (0.06 sec)</text:p>
      <text:p text:style-name="P7"/>
      <text:p text:style-name="P7">mysql&gt; desc tblbranch;</text:p>
      <text:p text:style-name="P7">+-------------+-------------+------+-----+---------+-------+</text:p>
      <text:p text:style-name="P7">| Field <text:s text:c="6"/>| Type <text:s text:c="7"/>| Null | Key | Default | Extra |</text:p>
      <text:p text:style-name="P7">+-------------+-------------+------+-----+---------+-------+</text:p>
      <text:p text:style-name="P7">| BranchID <text:s text:c="3"/>| char(3) <text:s text:c="4"/>| NO <text:s text:c="2"/>| PRI | NULL <text:s text:c="3"/>| <text:s text:c="6"/>|</text:p>
      <text:p text:style-name="P7">| BranchName <text:s/>| varchar(20) | NO <text:s text:c="2"/>| <text:s text:c="4"/>| NULL <text:s text:c="3"/>| <text:s text:c="6"/>|</text:p>
      <text:p text:style-name="P7">| Building <text:s text:c="3"/>| varchar(20) | YES <text:s/>| <text:s text:c="4"/>| NULL <text:s text:c="3"/>| <text:s text:c="6"/>|</text:p>
      <text:p text:style-name="P7">| Branch_head | varchar(20) | YES <text:s/>| <text:s text:c="4"/>| NULL <text:s text:c="3"/>| <text:s text:c="6"/>|</text:p>
      <text:p text:style-name="P7">+-------------+-------------+------+-----+---------+-------+</text:p>
      <text:p text:style-name="P7">4 rows in set (0.00 sec)</text:p>
      <text:p text:style-name="P7"/>
      <text:p text:style-name="P7">mysql&gt; select * from tblbranch;</text:p>
      <text:p text:style-name="P7">+----------+------------------+----------+-------------+</text:p>
      <text:p text:style-name="P7">| BranchID | BranchName <text:s text:c="6"/>| Building | Branch_head |</text:p>
      <text:p text:style-name="P7">+----------+------------------+----------+-------------+</text:p>
      <text:p text:style-name="P7">| AP <text:s text:c="6"/>| Humanities <text:s text:c="6"/>| D7 <text:s text:c="6"/>| mr.Pratik <text:s text:c="2"/>|</text:p>
      <text:p text:style-name="P7">| CI <text:s text:c="6"/>| Civil <text:s text:c="11"/>| D6 <text:s text:c="6"/>| miss.Reena <text:s/>|</text:p>
      <text:p text:style-name="P7">| CO <text:s text:c="6"/>| Computer <text:s text:c="8"/>| D1 <text:s text:c="6"/>| miss.Ami <text:s text:c="3"/>|</text:p>
      <text:p text:style-name="P7">| EC <text:s text:c="6"/>| Electronics&amp;Com. | D2 <text:s text:c="6"/>| miss.Amisha |</text:p>
      <text:p text:style-name="P7">| EL <text:s text:c="6"/>| Electrical <text:s text:c="6"/>| D3 <text:s text:c="6"/>| mr.Chetan <text:s text:c="2"/>|</text:p>
      <text:p text:style-name="P7">| ME <text:s text:c="6"/>| Mechanical <text:s text:c="6"/>| D7 <text:s text:c="6"/>| mr.Kalpesh <text:s/>|</text:p>
      <text:p text:style-name="P7">+----------+------------------+----------+-------------+</text:p>
      <text:p text:style-name="P7">6 rows in set (0.02 sec)</text:p>
      <text:p text:style-name="P7"/>
      <text:p text:style-name="P7"/>
      <text:p text:style-name="P7">+--------+---------+---------+</text:p>
      <text:p text:style-name="P7">| Parth <text:s/>| Patel <text:s text:c="2"/>| Patel <text:s text:c="2"/>|</text:p>
      <text:p text:style-name="P7">| Mayur <text:s/>| Rathod <text:s/>| Rathod <text:s/>|</text:p>
      <text:p text:style-name="P7">| Ronak <text:s/>| Panchal | Panchal |</text:p>
      <text:p text:style-name="P7">| Chirag | Mor <text:s text:c="4"/>| Mor <text:s text:c="4"/>|</text:p>
      <text:p text:style-name="P7">| Prachi | Dhimmer | Dhimmer |</text:p>
      <text:p text:style-name="P7">| Hetvi <text:s/>| Kumar <text:s text:c="2"/>| Kumar <text:s text:c="2"/>|</text:p>
      <text:p text:style-name="P7">| Vipul <text:s/>| Patil <text:s text:c="2"/>| Patil <text:s text:c="2"/>|</text:p>
      <text:p text:style-name="P7">| Vikas <text:s/>| Ojha <text:s text:c="3"/>| Ojha <text:s text:c="3"/>|</text:p>
      <text:p text:style-name="P7">| Atula <text:s/>| Avasthi | Avasthi |</text:p>
      <text:p text:style-name="P7">| Mayuri | Ravat <text:s text:c="2"/>| Ravat <text:s text:c="2"/>|</text:p>
      <text:p text:style-name="P7">+--------+---------+---------+</text:p>
      <text:p text:style-name="P7">10 rows in set (0.00 sec)</text:p>
      <text:p text:style-name="P7"/>
      <text:p text:style-name="P7">mysql&gt; select FName,LName,LName from tblfaculty as Alias_tblfaculty;</text:p>
      <text:p text:style-name="P7">+------------+-----------+-----------+</text:p>
      <text:p text:style-name="P7">| FName <text:s text:c="5"/>| LName <text:s text:c="4"/>| LName <text:s text:c="4"/>|</text:p>
      <text:p text:style-name="P7">+------------+-----------+-----------+</text:p>
      <text:p text:style-name="P7">| Chetan <text:s text:c="4"/>| Solanki <text:s text:c="2"/>| Solanki <text:s text:c="2"/>|</text:p>
      <text:p text:style-name="P7">| Vijayendra | Desai <text:s text:c="4"/>| Desai <text:s text:c="4"/>|</text:p>
      <text:p text:style-name="P7">| Milind <text:s text:c="4"/>| Trivedi <text:s text:c="2"/>| Trivedi <text:s text:c="2"/>|</text:p>
      <text:p text:style-name="P7">| Arun <text:s text:c="6"/>| Bharoniya | Bharoniya |</text:p>
      <text:p text:style-name="P7"><text:soft-page-break/>| Kalpesh <text:s text:c="3"/>| Mania <text:s text:c="4"/>| Mania <text:s text:c="4"/>|</text:p>
      <text:p text:style-name="P7">| Mitesh <text:s text:c="4"/>| Joshi <text:s text:c="4"/>| Joshi <text:s text:c="4"/>|</text:p>
      <text:p text:style-name="P7">| Deepa <text:s text:c="5"/>| Kapoor <text:s text:c="3"/>| Kapoor <text:s text:c="3"/>|</text:p>
      <text:p text:style-name="P7">+------------+-----------+-----------+</text:p>
      <text:p text:style-name="P7">7 rows in set (0.00 sec)</text:p>
      <text:p text:style-name="P7"/>
      <text:p text:style-name="P7"/>
      <text:p text:style-name="P7"/>
      <text:p text:style-name="P7">mysql&gt; select s.FName "Student First Name", f.FName "Faculty First Name" from tblstudent s, tblfaculty f where s.BranchID=f.DeptID;</text:p>
      <text:p text:style-name="P7">+--------------------+--------------------+</text:p>
      <text:p text:style-name="P7">| Student First Name | Faculty First Name |</text:p>
      <text:p text:style-name="P7">+--------------------+--------------------+</text:p>
      <text:p text:style-name="P7">| Parth <text:s text:c="13"/>| Chetan <text:s text:c="12"/>|</text:p>
      <text:p text:style-name="P7">| Mayur <text:s text:c="13"/>| Chetan <text:s text:c="12"/>|</text:p>
      <text:p text:style-name="P7">| Ronak <text:s text:c="13"/>| Arun <text:s text:c="14"/>|</text:p>
      <text:p text:style-name="P7">| Chirag <text:s text:c="12"/>| Kalpesh <text:s text:c="11"/>|</text:p>
      <text:p text:style-name="P7">| Prachi <text:s text:c="12"/>| Vijayendra <text:s text:c="8"/>|</text:p>
      <text:p text:style-name="P7">| Hetvi <text:s text:c="13"/>| Vijayendra <text:s text:c="8"/>|</text:p>
      <text:p text:style-name="P7">| Vipul <text:s text:c="13"/>| Kalpesh <text:s text:c="11"/>|</text:p>
      <text:p text:style-name="P7">| Vikas <text:s text:c="13"/>| Milind <text:s text:c="12"/>|</text:p>
      <text:p text:style-name="P7">| Atula <text:s text:c="13"/>| Chetan <text:s text:c="12"/>|</text:p>
      <text:p text:style-name="P7">| Mayuri <text:s text:c="12"/>| Vijayendra <text:s text:c="8"/>|</text:p>
      <text:p text:style-name="P7">+--------------------+--------------------+</text:p>
      <text:p text:style-name="P7">10 rows in set (0.01 sec)</text:p>
      <text:p text:style-name="P7"/>
      <text:p text:style-name="P7">mysql&gt; select FName from tblstudent where city=(select city from tblfaculty where FName="Chetan");</text:p>
      <text:p text:style-name="P7">+--------+</text:p>
      <text:p text:style-name="P7">| FName <text:s/>|</text:p>
      <text:p text:style-name="P7">+--------+</text:p>
      <text:p text:style-name="P7">| Parth <text:s/>|</text:p>
      <text:p text:style-name="P7">| Mayuri |</text:p>
      <text:p text:style-name="P7">+--------+</text:p>
      <text:p text:style-name="P7">2 rows in set (0.02 sec)</text:p>
      <text:p text:style-name="P7"/>
      <text:p text:style-name="P7"/>
      <text:p text:style-name="P7">mysql&gt; select SubjectID,SubName from tblsubject where Credit&gt;("Maths-III");</text:p>
      <text:p text:style-name="P7">+-----------+----------------------+</text:p>
      <text:p text:style-name="P7">| SubjectID | SubName <text:s text:c="13"/>|</text:p>
      <text:p text:style-name="P7">+-----------+----------------------+</text:p>
      <text:p text:style-name="P7">| ss101 <text:s text:c="4"/>| DBMS <text:s text:c="16"/>|</text:p>
      <text:p text:style-name="P7">| ss201 <text:s text:c="4"/>| Communication System |</text:p>
      <text:p text:style-name="P7">| ss202 <text:s text:c="4"/>| Digital Electronics <text:s/>|</text:p>
      <text:p text:style-name="P7">| ss301 <text:s text:c="4"/>| Electrical Circuit <text:s text:c="2"/>|</text:p>
      <text:p text:style-name="P7">| ss401 <text:s text:c="4"/>| Engi.Mechanics <text:s text:c="6"/>|</text:p>
      <text:p text:style-name="P7">| ss601 <text:s text:c="4"/>| Surveying&amp;Levelling <text:s/>|</text:p>
      <text:p text:style-name="P7">| ss701 <text:s text:c="4"/>| Maths – III <text:s text:c="9"/>|</text:p>
      <text:p text:style-name="P7">| ss702 <text:s text:c="4"/>| EngineeringChemistry |</text:p>
      <text:p text:style-name="P7">+-----------+----------------------+</text:p>
      <text:p text:style-name="P7">8 rows in set, 1 warning (0.02 sec)</text:p>
      <text:p text:style-name="P7"/>
      <text:p text:style-name="P7"><text:soft-page-break/>mysql&gt; select SubjectID,SubName from tblsubject where Credit=(select Credit from tblsubject where SubName&gt;"Maths-III");</text:p>
      <text:p text:style-name="P7">+-----------+---------------------+</text:p>
      <text:p text:style-name="P7">| SubjectID | SubName <text:s text:c="12"/>|</text:p>
      <text:p text:style-name="P7">+-----------+---------------------+</text:p>
      <text:p text:style-name="P7">| ss101 <text:s text:c="4"/>| DBMS <text:s text:c="15"/>|</text:p>
      <text:p text:style-name="P7">| ss401 <text:s text:c="4"/>| Engi.Mechanics <text:s text:c="5"/>|</text:p>
      <text:p text:style-name="P7">| ss601 <text:s text:c="4"/>| Surveying&amp;Levelling |</text:p>
      <text:p text:style-name="P7">+-----------+---------------------+</text:p>
      <text:p text:style-name="P7">3 rows in set (0.00 sec)</text:p>
      <text:p text:style-name="P7"/>
      <text:p text:style-name="P7">mysql&gt; select SubjectID,SubName from tblsubject where Credit&gt;=(select Credit from tblsubject where SubName&gt;"Maths-III");</text:p>
      <text:p text:style-name="P7">+-----------+----------------------+</text:p>
      <text:p text:style-name="P7">| SubjectID | SubName <text:s text:c="13"/>|</text:p>
      <text:p text:style-name="P7">+-----------+----------------------+</text:p>
      <text:p text:style-name="P7">| ss101 <text:s text:c="4"/>| DBMS <text:s text:c="16"/>|</text:p>
      <text:p text:style-name="P7">| ss201 <text:s text:c="4"/>| Communication System |</text:p>
      <text:p text:style-name="P7">| ss202 <text:s text:c="4"/>| Digital Electronics <text:s/>|</text:p>
      <text:p text:style-name="P7">| ss401 <text:s text:c="4"/>| Engi.Mechanics <text:s text:c="6"/>|</text:p>
      <text:p text:style-name="P7">| ss601 <text:s text:c="4"/>| Surveying&amp;Levelling <text:s/>|</text:p>
      <text:p text:style-name="P7">+-----------+----------------------+</text:p>
      <text:p text:style-name="P7">5 rows in set (0.01 sec)</text:p>
      <text:p text:style-name="P7"/>
      <text:p text:style-name="P7"/>
      <text:p text:style-name="P7">mysql&gt; select cSubjectID,SubName from tblsubject where Credit=(select Credit from tblsubject where SubName&gt;"Maths-III");</text:p>
      <text:p text:style-name="P7">+-----------+---------------------+</text:p>
      <text:p text:style-name="P7">| SubjectID | SubName <text:s text:c="12"/>|</text:p>
      <text:p text:style-name="P7">+-----------+---------------------+</text:p>
      <text:p text:style-name="P7">| ss101 <text:s text:c="4"/>| DBMS <text:s text:c="15"/>|</text:p>
      <text:p text:style-name="P7">| ss401 <text:s text:c="4"/>| Engi.Mechanics <text:s text:c="5"/>|</text:p>
      <text:p text:style-name="P7">| ss601 <text:s text:c="4"/>| Surveying&amp;Levelling |</text:p>
      <text:p text:style-name="P7">+-----------+---------------------+</text:p>
      <text:p text:style-name="P7">3 rows in set (0.00 sec)</text:p>
      <text:p text:style-name="P7"/>
      <text:p text:style-name="P7">mysql&gt; select SubjectID,SubName from tblsubject where Credit&gt;=(select Credit from tblsubject where SubName&gt;"Maths-III");</text:p>
      <text:p text:style-name="P7">+-----------+----------------------+</text:p>
      <text:p text:style-name="P7">| SubjectID | SubName <text:s text:c="13"/>|</text:p>
      <text:p text:style-name="P7">+-----------+----------------------+</text:p>
      <text:p text:style-name="P7">| ss101 <text:s text:c="4"/>| DBMS <text:s text:c="16"/>|</text:p>
      <text:p text:style-name="P7">| ss201 <text:s text:c="4"/>| Communication System |</text:p>
      <text:p text:style-name="P7">| ss202 <text:s text:c="4"/>| Digital Electronics <text:s/>|</text:p>
      <text:p text:style-name="P7">| ss401 <text:s text:c="4"/>| Engi.Mechanics <text:s text:c="6"/>|</text:p>
      <text:p text:style-name="P7">| ss601 <text:s text:c="4"/>| Surveying&amp;Levelling <text:s/>|</text:p>
      <text:p text:style-name="P7">+-----------+----------------------+</text:p>
      <text:p text:style-name="P7">5 rows in set (0.01 sec)</text:p>
      <text:p text:style-name="P7"/>
      <text:p text:style-name="P7"/>
      <text:p text:style-name="P7"><text:soft-page-break/>ERROR 1064 (42000): You have an error in your SQL syntax; check the manual that corresponds to your MySQL server version for the right syntax to use near '= (Credit Percentile = (credit Obtained/Maximum Credit)*100)' at line 1</text:p>
      <text:p text:style-name="P7">mysql&gt; select FName from tblstudent where = Credit = (credit Obtained/Maximum Credit)*100;</text:p>
      <text:p text:style-name="P7">ERROR 1064 (42000): You have an error in your SQL syntax; check the manual that corresponds to your MySQL server version for the right syntax to use near '= Credit = (credit Obtained/Maximum Credit)*100' at line 1</text:p>
      <text:p text:style-name="P7">mysql&gt; select FName from tblstudent where Credit percentile = (Credit Percentile = (credit Obtained/Maximum Credit)*100);</text:p>
      <text:p text:style-name="P7">ERROR 1064 (42000): You have an error in your SQL syntax; check the manual that corresponds to your MySQL server version for the right syntax to use near 'percentile = (Credit Percentile = (credit Obtained/Maximum Credit)*100)' at line 1</text:p>
      <text:p text:style-name="P7">mysql&gt; ^C^C</text:p>
      <text:p text:style-name="P7">t SubjectID,SubName from tblsubject where Credit="Credit&gt;Maths-III");</text:p>
      <text:p text:style-name="P7">^C</text:p>
      <text:p text:style-name="P7">mysql&gt; ERROR 1064 (42000): You have an error in your SQL syntax; check the manual that corresponds to your MySQL server version for the right syntax to use near ')' at line 1</text:p>
      <text:p text:style-name="P7">ERROR 1064 (42000): You have an error in your SQL syntax; check the manual that corresponds to your MySQL server version for the right syntax to use near 'ERROR 1064 (42000): You have an error in your SQL syntax' at line 1</text:p>
      <text:p text:style-name="P7"><text:s text:c="4"/>-&gt; mysql&gt; select SubjectID,SubName from tblsubject where Credit=(select Credit from tblsubject where SubName&gt;"Maths-III");</text:p>
      <text:p text:style-name="P7">ERROR 1064 (42000): You have an error in your SQL syntax; check the manual that corresponds to your MySQL server version for the right syntax to use near 'the manual that corresponds to your MySQL server version for the right syntax to' at line 1</text:p>
      <text:p text:style-name="P7">mysql&gt; +-----------+---------------------+</text:p>
      <text:p text:style-name="P7"><text:s text:c="4"/>-&gt; | SubjectID | SubName <text:s text:c="12"/>|</text:p>
      <text:p text:style-name="P7"><text:s text:c="4"/>-&gt; +-----------+---------------------+</text:p>
      <text:p text:style-name="P7"><text:s text:c="4"/>-&gt; | ss101 <text:s text:c="4"/>| DBMS <text:s text:c="15"/>|</text:p>
      <text:p text:style-name="P7"><text:s text:c="4"/>-&gt; | ss401 <text:s text:c="4"/>| Engi.Mechanics <text:s text:c="5"/>|</text:p>
      <text:p text:style-name="P7"><text:s text:c="4"/>-&gt; | ss601 <text:s text:c="4"/>| Surveying&amp;Levelling |</text:p>
      <text:p text:style-name="P7"><text:s text:c="4"/>-&gt; +-----------+---------------------+</text:p>
      <text:p text:style-name="P7"><text:s text:c="4"/>-&gt; 3 rows in set (0.00 sec)</text:p>
      <text:p text:style-name="P7"><text:s text:c="4"/>-&gt; </text:p>
      <text:p text:style-name="P7"><text:s text:c="4"/>-&gt; mysql&gt; select SubjectID,SubName from tblsubject where Credit&gt;=(select Credit from tblsubject where SubName&gt;"Maths-III");</text:p>
      <text:p text:style-name="P7">ERROR 1064 (42000): You have an error in your SQL syntax; check the manual that corresponds to your MySQL server version for the right syntax to use near '+-----------+---------------------+</text:p>
      <text:p text:style-name="P7">| SubjectID | SubName <text:s text:c="12"/>|</text:p>
      <text:p text:style-name="P7">+-------' at line 1</text:p>
      <text:p text:style-name="P7">mysql&gt; +-----------+----------------------+</text:p>
      <text:p text:style-name="P7"><text:s text:c="4"/>-&gt; | SubjectID | SubName <text:s text:c="13"/>|</text:p>
      <text:p text:style-name="P7"><text:s text:c="4"/>-&gt; +-----------+----------------------+</text:p>
      <text:p text:style-name="P7"><text:s text:c="4"/>-&gt; | ss101 <text:s text:c="4"/>| DBMS <text:s text:c="16"/>|</text:p>
      <text:p text:style-name="P7"><text:s text:c="4"/>-&gt; | ss201 <text:s text:c="4"/>| Communication System |</text:p>
      <text:p text:style-name="P7"><text:s text:c="4"/>-&gt; | ss202 <text:s text:c="4"/>| Digital Electronics <text:s/>|</text:p>
      <text:p text:style-name="P7"><text:s text:c="4"/>-&gt; | ss401 <text:s text:c="4"/>| Engi.Mechanics <text:s text:c="6"/>|</text:p>
      <text:p text:style-name="P7"><text:s text:c="4"/>-&gt; | ss601 <text:s text:c="4"/>| Surveying&amp;Levelling <text:s/>|</text:p>
      <text:p text:style-name="P7"><text:s text:c="4"/>-&gt; +-----------+----------------------+</text:p>
      <text:p text:style-name="P7"><text:s text:c="4"/>-&gt; 5 rows in set (0.01 sec)</text:p>
      <text:p text:style-name="P7"><text:s text:c="4"/>-&gt; </text:p>
      <text:p text:style-name="P7"><text:soft-page-break/><text:s text:c="4"/>-&gt; mysql&gt; select FName from tblstudent where = (Credit Percentile = (credit Obtained/Maximum Credit)*100);</text:p>
      <text:p text:style-name="P7">ERROR 1064 (42000): You have an error in your SQL syntax; check the manual that corresponds to your MySQL server version for the right syntax to use near '+-----------+----------------------+</text:p>
      <text:p text:style-name="P7">| SubjectID | SubName <text:s text:c="13"/>|</text:p>
      <text:p text:style-name="P7">+-----' at line 1</text:p>
      <text:p text:style-name="P7">mysql&gt; ERROR 1064 (42000): You have an error in your SQL syntax; check the manual that corresponds to your MySQL server version for the right syntax to use near '= (Credit Percentile = (credit Obtained/Maximum Credit)*100)' at line 1</text:p>
      <text:p text:style-name="P7">ERROR 1064 (42000): You have an error in your SQL syntax; check the manual that corresponds to your MySQL server version for the right syntax to use near 'ERROR 1064 (42000): You have an error in your SQL syntax' at line 1</text:p>
      <text:p text:style-name="P7"><text:s text:c="4"/>-&gt; mysql&gt; select FName from tblstudent where = Credit = (credit Obtained/Maximum Credit)*100;</text:p>
      <text:p text:style-name="P7">ERROR 1064 (42000): You have an error in your SQL syntax; check the manual that corresponds to your MySQL server version for the right syntax to use near 'the manual that corresponds to your MySQL server version for the right syntax to' at line 1</text:p>
      <text:p text:style-name="P7">mysql&gt; ERROR 1064 (42000): You have an error in your SQL syntax; check the manual that corresponds to your MySQL server version for the right syntax to use near '= Credit = (credit Obtained/Maximum Credit)*100' at line 1</text:p>
      <text:p text:style-name="P7">ERROR 1064 (42000): You have an error in your SQL syntax; check the manual that corresponds to your MySQL server version for the right syntax to use near 'ERROR 1064 (42000): You have an error in your SQL syntax' at line 1</text:p>
      <text:p text:style-name="P7"><text:s text:c="4"/>-&gt; mysql&gt; select FName from tblstudent where Credit percentile = (Credit Percentile = (credit Obtained/Maximum Credit)*100);</text:p>
      <text:p text:style-name="P7">ERROR 1064 (42000): You have an error in your SQL syntax; check the manual that corresponds to your MySQL server version for the right syntax to use near 'the manual that corresponds to your MySQL server version for the right syntax to' at line 1</text:p>
      <text:p text:style-name="P7">mysql&gt; ERROR 1064 (42000): You have an error in your SQL syntax; check the manual that corresponds to your MySQL server version for the right syntax to use near 'percentile = (Credit Percentile = (credit Obtained/Maximum Credit)*100)' at line 1</text:p>
      <text:p text:style-name="P7">ERROR 1064 (42000): You have an error in your SQL syntax; check the manual that corresponds to your MySQL server version for the right syntax to use near 'ERROR 1064 (42000): You have an error in your SQL syntax' at line 1</text:p>
      <text:p text:style-name="P7"><text:s text:c="4"/>-&gt; mysql&gt; ^C^C</text:p>
      <text:p text:style-name="P7"><text:s text:c="4"/>-&gt; ct SubjectID,SubName from tblsubject where Credit="Credit&gt;Maths-III");</text:p>
      <text:p text:style-name="P7">ERROR 1064 (42000): You have an error in your SQL syntax; check the manual that corresponds to your MySQL server version for the right syntax to use near 'the manual that corresponds to your MySQL server version for the right syntax to' at line 1</text:p>
      <text:p text:style-name="P7">mysql&gt; ERROR 1064 (42000): You have an error in your SQL syntax; check the manual that corresponds to your MySQL server version for the right syntax to use near ')' at line 1</text:p>
      <text:p text:style-name="P7">ERROR 1064 (42000): You have an error in your SQL syntax; check the manual that corresponds to your MySQL server version for the right syntax to use near 'ERROR 1064 (42000): You have an error in your SQL syntax' at line 1</text:p>
      <text:p text:style-name="P7"><text:s text:c="4"/>-&gt; mysql&gt; select SubjectID,SubName from tblsubject where Credit=(select Credit from tblsubject where SubName&gt;"Maths-III");</text:p>
      <text:p text:style-name="P7">ERROR 1064 (42000): You have an error in your SQL syntax; check the manual that corresponds to your MySQL server version for the right syntax to use near 'the manual that corresponds to your MySQL server version for the right syntax to' at line 1</text:p>
      <text:p text:style-name="P7">mysql&gt; +-----------+---------------------+</text:p>
      <text:p text:style-name="P7"><text:s text:c="4"/>-&gt; | SubjectID | SubName <text:s text:c="12"/>|</text:p>
      <text:p text:style-name="P7"><text:s text:c="4"/>-&gt; +-----------+---------------------+</text:p>
      <text:p text:style-name="P7"><text:soft-page-break/><text:s text:c="4"/>-&gt; | ss101 <text:s text:c="4"/>| DBMS <text:s text:c="15"/>|</text:p>
      <text:p text:style-name="P7"><text:s text:c="4"/>-&gt; | ss401 <text:s text:c="4"/>| Engi.Mechanics <text:s text:c="5"/>|</text:p>
      <text:p text:style-name="P7"><text:s text:c="4"/>-&gt; | ss601 <text:s text:c="4"/>| Surveying&amp;Levelling |</text:p>
      <text:p text:style-name="P7"><text:s text:c="4"/>-&gt; +-----------+---------------------+</text:p>
      <text:p text:style-name="P7"><text:s text:c="4"/>-&gt; 3 rows in set (0.00 sec)</text:p>
      <text:p text:style-name="P7"><text:s text:c="4"/>-&gt; </text:p>
      <text:p text:style-name="P7"><text:s text:c="4"/>-&gt; mysql&gt; select SubjectID,SubName from tblsubject where Credit&gt;=(select Credit from tblsubject where SubName&gt;"Maths-III");</text:p>
      <text:p text:style-name="P7">ERROR 1064 (42000): You have an error in your SQL syntax; check the manual that corresponds to your MySQL server version for the right syntax to use near '+-----------+---------------------+</text:p>
      <text:p text:style-name="P7">| SubjectID | SubName <text:s text:c="12"/>|</text:p>
      <text:p text:style-name="P7">+-------' at line 1</text:p>
      <text:p text:style-name="P7">mysql&gt; +-----------+----------------------+</text:p>
      <text:p text:style-name="P7"><text:s text:c="4"/>-&gt; | SubjectID | SubName <text:s text:c="13"/>|</text:p>
      <text:p text:style-name="P7"><text:s text:c="4"/>-&gt; +-----------+----------------------+</text:p>
      <text:p text:style-name="P7"><text:s text:c="4"/>-&gt; | ss101 <text:s text:c="4"/>| DBMS <text:s text:c="16"/>|</text:p>
      <text:p text:style-name="P7"><text:s text:c="4"/>-&gt; | ss201 <text:s text:c="4"/>| Communication System |</text:p>
      <text:p text:style-name="P7"><text:s text:c="4"/>-&gt; | ss202 <text:s text:c="4"/>| Digital Electronics <text:s/>|</text:p>
      <text:p text:style-name="P7"><text:s text:c="4"/>-&gt; | ss401 <text:s text:c="4"/>| Engi.Mechanics <text:s text:c="6"/>|</text:p>
      <text:p text:style-name="P7"><text:s text:c="4"/>-&gt; | ss601 <text:s text:c="4"/>| Surveying&amp;Levelling <text:s/>|</text:p>
      <text:p text:style-name="P7"><text:s text:c="4"/>-&gt; +-----------+----------------------+</text:p>
      <text:p text:style-name="P7"><text:s text:c="4"/>-&gt; 5 rows in set (0.01 sec)</text:p>
      <text:p text:style-name="P7"><text:s text:c="4"/>-&gt; </text:p>
      <text:p text:style-name="P7"><text:s text:c="4"/>-&gt; mysql&gt; select FName from tblstudent where = (Credit Percentile = (credit Obtained/Maximum Credit)*100);</text:p>
      <text:p text:style-name="P7">ERROR 1064 (42000): You have an error in your SQL syntax; check the manual that corresponds to your MySQL server version for the right syntax to use near '+-----------+----------------------+</text:p>
      <text:p text:style-name="P7">| SubjectID | SubName <text:s text:c="13"/>|</text:p>
      <text:p text:style-name="P7">+-----' at line 1</text:p>
      <text:p text:style-name="P7">mysql&gt; ERROR 1064 (42000): You have an error in your SQL syntax; check the manual that corresponds to your MySQL server version for the right syntax to use near '= (Credit Percentile = (credit Obtained/Maximum Credit)*100)' at line 1</text:p>
      <text:p text:style-name="P7">ERROR 1064 (42000): You have an error in your SQL syntax; check the manual that corresponds to your MySQL server version for the right syntax to use near 'ERROR 1064 (42000): You have an error in your SQL syntax' at line 1</text:p>
      <text:p text:style-name="P7"><text:s text:c="4"/>-&gt; mysql&gt; select FName from tblstudent where = Credit = (credit Obtained/Maximum Credit)*100;</text:p>
      <text:p text:style-name="P7">ERROR 1064 (42000): You have an error in your SQL syntax; check the manual that corresponds to your MySQL server version for the right syntax to use near 'the manual that corresponds to your MySQL server version for the right syntax to' at line 1</text:p>
      <text:p text:style-name="P7">mysql&gt; ERROR 1064 (42000): You have an error in your SQL syntax; check the manual that corresponds to your MySQL server version for the right syntax to use near '= Credit = (credit Obtained/Maximum Credit)*100' at line 1</text:p>
      <text:p text:style-name="P7">ERROR 1064 (42000): You have an error in your SQL syntax; check the manual that corresponds to your MySQL server version for the right syntax to use near 'ERROR 1064 (42000): You have an error in your SQL syntax' at line 1</text:p>
      <text:p text:style-name="P7"><text:s text:c="4"/>-&gt; mysql&gt; select FName from tblstudent where Credit percentile = (Credit Percentile = (credit Obtained/Maximum Credit)*100);</text:p>
      <text:p text:style-name="P7">ERROR 1064 (42000): You have an error in your SQL syntax; check the manual that corresponds to your MySQL server version for the right syntax to use near 'the manual that corresponds to your MySQL server version for the right syntax to' at line 1</text:p>
      <text:p text:style-name="P7"><text:soft-page-break/>mysql&gt; ERROR 1064 (42000): You have an error in your SQL syntax; check the manual that corresponds to your MySQL server version for the right syntax to use near 'percentile = (Credit Percentile = (credit Obtained/Maximum Credit)*100)' at line 1</text:p>
      <text:p text:style-name="P7">ERROR 1064 (42000): You have an error in your SQL syntax; check the manual that corresponds to your MySQL server version for the right syntax to use near 'ERROR 1064 (42000): You have an error in your SQL syntax' at line 1</text:p>
      <text:p text:style-name="P7"><text:s text:c="4"/>-&gt; mysql&gt; ^C^C</text:p>
      <text:p text:style-name="P7"><text:s text:c="4"/>-&gt; ct SubjectID,SubName from tblsubject where Credit="Credit&gt;Maths-III");</text:p>
      <text:p text:style-name="P7">ERROR 1064 (42000): You have an error in your SQL syntax; check the manual that corresponds to your MySQL server version for the right syntax to use near 'the manual that corresponds to your MySQL server version for the right syntax to' at line 1</text:p>
      <text:p text:style-name="P7">mysql&gt; ERROR 1064 (42000): You have an error in your SQL syntax; check the manual that corresponds to your MySQL server version for the right syntax to use near ')' at line 1</text:p>
      <text:p text:style-name="P7">ERROR 1064 (42000): You have an error in your SQL syntax; check the manual that corresponds to your MySQL server version for the right syntax to use near 'ERROR 1064 (42000): You have an error in your SQL syntax' at line 1</text:p>
      <text:p text:style-name="P7"><text:s text:c="4"/>-&gt; mysql&gt; select SubjectID,SubName from tblsubject where Credit=(select Credit from tblsubject where SubName&gt;"Maths-III");</text:p>
      <text:p text:style-name="P7">ERROR 1064 (42000): You have an error in your SQL syntax; check the manual that corresponds to your MySQL server version for the right syntax to use near 'the manual that corresponds to your MySQL server version for the right syntax to' at line 1</text:p>
      <text:p text:style-name="P7">mysql&gt; +-----------+---------------------+</text:p>
      <text:p text:style-name="P7"><text:s text:c="4"/>-&gt; | SubjectID | SubName <text:s text:c="12"/>|</text:p>
      <text:p text:style-name="P7"><text:s text:c="4"/>-&gt; +-----------+---------------------+</text:p>
      <text:p text:style-name="P7"><text:s text:c="4"/>-&gt; | ss101 <text:s text:c="4"/>| DBMS <text:s text:c="15"/>|</text:p>
      <text:p text:style-name="P7"><text:s text:c="4"/>-&gt; | ss401 <text:s text:c="4"/>| Engi.Mechanics <text:s text:c="5"/>|</text:p>
      <text:p text:style-name="P7"><text:s text:c="4"/>-&gt; | ss601 <text:s text:c="4"/>| Surveying&amp;Levelling |</text:p>
      <text:p text:style-name="P7"><text:s text:c="4"/>-&gt; +-----------+---------------------+</text:p>
      <text:p text:style-name="P7"><text:s text:c="4"/>-&gt; 3 rows in set (0.00 sec)</text:p>
      <text:p text:style-name="P7"><text:s text:c="4"/>-&gt; </text:p>
      <text:p text:style-name="P7"><text:s text:c="4"/>-&gt; mysql&gt; select SubjectID,SubName from tblsubject where Credit&gt;=(select Credit from tblsubject where SubName&gt;"Maths-III");</text:p>
      <text:p text:style-name="P7">ERROR 1064 (42000): You have an error in your SQL syntax; check the manual that corresponds to your MySQL server version for the right syntax to use near '+-----------+---------------------+</text:p>
      <text:p text:style-name="P7">| SubjectID | SubName <text:s text:c="12"/>|</text:p>
      <text:p text:style-name="P7">+-------' at line 1</text:p>
      <text:p text:style-name="P7">mysql&gt; +-----------+----------------------+</text:p>
      <text:p text:style-name="P7"><text:s text:c="4"/>-&gt; | SubjectID | SubName <text:s text:c="13"/>|</text:p>
      <text:p text:style-name="P7"><text:s text:c="4"/>-&gt; +-----------+----------------------+</text:p>
      <text:p text:style-name="P7"><text:s text:c="4"/>-&gt; | ss101 <text:s text:c="4"/>| DBMS <text:s text:c="16"/>|</text:p>
      <text:p text:style-name="P7"><text:s text:c="4"/>-&gt; | ss201 <text:s text:c="4"/>| Communication System |</text:p>
      <text:p text:style-name="P7"><text:s text:c="4"/>-&gt; | ss202 <text:s text:c="4"/>| Digital Electronics <text:s/>|</text:p>
      <text:p text:style-name="P7"><text:s text:c="4"/>-&gt; | ss401 <text:s text:c="4"/>| Engi.Mechanics <text:s text:c="6"/>|</text:p>
      <text:p text:style-name="P7"><text:s text:c="4"/>-&gt; | ss601 <text:s text:c="4"/>| Surveying&amp;Levelling <text:s/>|</text:p>
      <text:p text:style-name="P7"><text:s text:c="4"/>-&gt; +-----------+----------------------+</text:p>
      <text:p text:style-name="P7"><text:s text:c="4"/>-&gt; 5 rows in set (0.01 sec)</text:p>
      <text:p text:style-name="P7"><text:s text:c="4"/>-&gt; </text:p>
      <text:p text:style-name="P7"><text:s text:c="4"/>-&gt; mysql&gt; select FName from tblstudent where = (Credit Percentile = (credit Obtained/Maximum Credit)*100);</text:p>
      <text:p text:style-name="P7">ERROR 1064 (42000): You have an error in your SQL syntax; check the manual that corresponds to your MySQL server version for the right syntax to use near '+-----------+----------------------+</text:p>
      <text:p text:style-name="P7">| SubjectID | SubName <text:s text:c="13"/>|</text:p>
      <text:p text:style-name="P7"><text:soft-page-break/>+-----' at line 1</text:p>
      <text:p text:style-name="P7">mysql&gt; ERROR 1064 (42000): You have an error in your SQL syntax; check the manual that corresponds to your MySQL server version for the right syntax to use near '= (Credit Percentile = (credit Obtained/Maximum Credit)*100)' at line 1</text:p>
      <text:p text:style-name="P7">ERROR 1064 (42000): You have an error in your SQL syntax; check the manual that corresponds to your MySQL server version for the right syntax to use near 'ERROR 1064 (42000): You have an error in your SQL syntax' at line 1</text:p>
      <text:p text:style-name="P7"><text:s text:c="4"/>-&gt; mysql&gt; select FName from tblstudent where = Credit = (credit Obtained/Maximum Credit)*100;</text:p>
      <text:p text:style-name="P7">ERROR 1064 (42000): You have an error in your SQL syntax; check the manual that corresponds to your MySQL server version for the right syntax to use near 'the manual that corresponds to your MySQL server version for the right syntax to' at line 1</text:p>
      <text:p text:style-name="P7">mysql&gt; ERROR 1064 (42000): You have an error in your SQL syntax; check the manual that corresponds to your MySQL server version for the right syntax to use near '= Credit = (credit Obtained/Maximum Credit)*100' at line 1</text:p>
      <text:p text:style-name="P7">ERROR 1064 (42000): You have an error in your SQL syntax; check the manual that corresponds to your MySQL server version for the right syntax to use near 'ERROR 1064 (42000): You have an error in your SQL syntax' at line 1</text:p>
      <text:p text:style-name="P7"><text:s text:c="4"/>-&gt; mysql&gt; select FName from tblstudent where Credit percentile = (Credit Percentile = (credit Obtained/Maximum Credit)*100);</text:p>
      <text:p text:style-name="P7">ERROR 1064 (42000): You have an error in your SQL syntax; check the manual that corresponds to your MySQL server version for the right syntax to use near 'the manual that corresponds to your MySQL server version for the right syntax to' at line 1</text:p>
      <text:p text:style-name="P7">mysql&gt; ERROR 1064 (42000): You have an error in your SQL syntax; check the manual that corresponds to your MySQL server version for the right syntax to use near 'percentile = (Credit Percentile = (credit Obtained/Maximum Credit)*100)' at line 1</text:p>
      <text:p text:style-name="P7">ERROR 1064 (42000): You have an error in your SQL syntax; check the manual that corresponds to your MySQL server version for the right syntax to use near 'ERROR 1064 (42000): You have an error in your SQL syntax' at line 1</text:p>
      <text:p text:style-name="P7"><text:s text:c="4"/>-&gt; mysql&gt; ^C^C</text:p>
      <text:p text:style-name="P7"><text:s text:c="4"/>-&gt; ct SubjectID,SubName from tblsubject where Credit="Credit&gt;Maths-III");</text:p>
      <text:p text:style-name="P7">ERROR 1064 (42000): You have an error in your SQL syntax; check the manual that corresponds to your MySQL server version for the right syntax to use near 'the manual that corresponds to your MySQL server version for the right syntax to' at line 1</text:p>
      <text:p text:style-name="P7">mysql&gt; ERROR 1064 (42000): You have an error in your SQL syntax; check the manual that corresponds to your MySQL server version for the right syntax to use near ')' at line 1</text:p>
      <text:p text:style-name="P7">ERROR 1064 (42000): You have an error in your SQL syntax; check the manual that corresponds to your MySQL server version for the right syntax to use near 'ERROR 1064 (42000): You have an error in your SQL syntax' at line 1</text:p>
      <text:p text:style-name="P7"><text:s text:c="4"/>-&gt; mysql&gt; select SubjectID,SubName from tblsubject where Credit=(select Credit from tblsubject where SubName&gt;"Maths-III");</text:p>
      <text:p text:style-name="P7">ERROR 1064 (42000): You have an error in your SQL syntax; check the manual that corresponds to your MySQL server version for the right syntax to use near 'the manual that corresponds to your MySQL server version for the right syntax to' at line 1</text:p>
      <text:p text:style-name="P7">mysql&gt; +-----------+---------------------+</text:p>
      <text:p text:style-name="P7"><text:s text:c="4"/>-&gt; | SubjectID | SubName <text:s text:c="12"/>|</text:p>
      <text:p text:style-name="P7"><text:s text:c="4"/>-&gt; +-----------+---------------------+</text:p>
      <text:p text:style-name="P7"><text:s text:c="4"/>-&gt; | ss101 <text:s text:c="4"/>| DBMS <text:s text:c="15"/>|</text:p>
      <text:p text:style-name="P7"><text:s text:c="4"/>-&gt; | ss401 <text:s text:c="4"/>| Engi.Mechanics <text:s text:c="5"/>|</text:p>
      <text:p text:style-name="P7"><text:s text:c="4"/>-&gt; | ss601 <text:s text:c="4"/>| Surveying&amp;Levelling |</text:p>
      <text:p text:style-name="P7"><text:s text:c="4"/>-&gt; +-----------+---------------------+</text:p>
      <text:p text:style-name="P7"><text:s text:c="4"/>-&gt; 3 rows in set (0.00 sec)</text:p>
      <text:p text:style-name="P7"><text:soft-page-break/><text:s text:c="4"/>-&gt; </text:p>
      <text:p text:style-name="P7"><text:s text:c="4"/>-&gt; mysql&gt; select SubjectID,SubName from tblsubject where Credit&gt;=(select Credit from tblsubject where SubName&gt;"Maths-III");</text:p>
      <text:p text:style-name="P7">ERROR 1064 (42000): You have an error in your SQL syntax; check the manual that corresponds to your MySQL server version for the right syntax to use near '+-----------+---------------------+</text:p>
      <text:p text:style-name="P7">| SubjectID | SubName <text:s text:c="12"/>|</text:p>
      <text:p text:style-name="P7">+-------' at line 1</text:p>
      <text:p text:style-name="P7">mysql&gt; +-----------+----------------------+</text:p>
      <text:p text:style-name="P7"><text:s text:c="4"/>-&gt; | SubjectID | SubName <text:s text:c="13"/>|</text:p>
      <text:p text:style-name="P7"><text:s text:c="4"/>-&gt; +-----------+----------------------+</text:p>
      <text:p text:style-name="P7"><text:s text:c="4"/>-&gt; | ss101 <text:s text:c="4"/>| DBMS <text:s text:c="16"/>|</text:p>
      <text:p text:style-name="P7"><text:s text:c="4"/>-&gt; | ss201 <text:s text:c="4"/>| Communication System |</text:p>
      <text:p text:style-name="P7"><text:s text:c="4"/>-&gt; | ss202 <text:s text:c="4"/>| Digital Electronics <text:s/>|</text:p>
      <text:p text:style-name="P7"><text:s text:c="4"/>-&gt; | ss401 <text:s text:c="4"/>| Engi.Mechanics <text:s text:c="6"/>|</text:p>
      <text:p text:style-name="P7"><text:s text:c="4"/>-&gt; | ss601 <text:s text:c="4"/>| Surveying&amp;Levelling <text:s/>|</text:p>
      <text:p text:style-name="P7"><text:s text:c="4"/>-&gt; +-----------+----------------------+</text:p>
      <text:p text:style-name="P7"><text:s text:c="4"/>-&gt; 5 rows in set (0.01 sec)</text:p>
      <text:p text:style-name="P7"><text:s text:c="4"/>-&gt; </text:p>
      <text:p text:style-name="P7"><text:s text:c="4"/>-&gt; mysql&gt; select FName from tblstudent where = (Credit Percentile = (credit Obtained/Maximum Credit)*100);</text:p>
      <text:p text:style-name="P7">ERROR 1064 (42000): You have an error in your SQL syntax; check the manual that corresponds to your MySQL server version for the right syntax to use near '+-----------+----------------------+</text:p>
      <text:p text:style-name="P7">| SubjectID | SubName <text:s text:c="13"/>|</text:p>
      <text:p text:style-name="P7">+-----' at line 1</text:p>
      <text:p text:style-name="P7">mysql&gt; ERROR 1064 (42000): You have an error in your SQL syntax; check the manual that corresponds to your MySQL server version for the right syntax to use near '= (Credit Percentile = (credit Obtained/Maximum Credit)*100)' at line 1</text:p>
      <text:p text:style-name="P7">ERROR 1064 (42000): You have an error in your SQL syntax; check the manual that corresponds to your MySQL server version for the right syntax to use near 'ERROR 1064 (42000): You have an error in your SQL syntax' at line 1</text:p>
      <text:p text:style-name="P7"><text:s text:c="4"/>-&gt; mysql&gt; select FName from tblstudent where = Credit = (credit Obtained/Maximum Credit)*100;</text:p>
      <text:p text:style-name="P7">ERROR 1064 (42000): You have an error in your SQL syntax; check the manual that corresponds to your MySQL server version for the right syntax to use near 'the manual that corresponds to your MySQL server version for the right syntax to' at line 1</text:p>
      <text:p text:style-name="P7">mysql&gt; ERROR 1064 (42000): You have an error in your SQL syntax; check the manual that corresponds to your MySQL server version for the right syntax to use near '= Credit = (credit Obtained/Maximum Credit)*100' at line 1</text:p>
      <text:p text:style-name="P7">ERROR 1064 (42000): You have an error in your SQL syntax; check the manual that corresponds to your MySQL server version for the right syntax to use near 'ERROR 1064 (42000): You have an error in your SQL syntax' at line 1</text:p>
      <text:p text:style-name="P7"><text:s text:c="4"/>-&gt; mysql&gt; select FName from tblstudent where Credit percentile = (Credit Percentile = (credit Obtained/Maximum Credit)*100);</text:p>
      <text:p text:style-name="P7">ERROR 1064 (42000): You have an error in your SQL syntax; check the manual that corresponds to your MySQL server version for the right syntax to use near 'the manual that corresponds to your MySQL server version for the right syntax to' at line 1</text:p>
      <text:p text:style-name="P7">mysql&gt; ERROR 1064 (42000): You have an error in your SQL syntax; check the manual that corresponds to your MySQL server version for the right syntax to use near 'percentile = (Credit Percentile = (credit Obtained/Maximum Credit)*100)' at line 1</text:p>
      <text:p text:style-name="P7">ERROR 1064 (42000): You have an error in your SQL syntax; check the manual that corresponds to your MySQL server version for the right syntax to use near 'ERROR 1064 (42000): You have an error in your SQL syntax' at line 1</text:p>
      <text:p text:style-name="P7"><text:soft-page-break/><text:s text:c="4"/>-&gt; mysql&gt; ^C^C</text:p>
      <text:p text:style-name="P7"><text:s text:c="4"/>-&gt; ct SubjectID,SubName from tblsubject where Credit="Credit&gt;Maths-III");</text:p>
      <text:p text:style-name="P7">ERROR 1064 (42000): You have an error in your SQL syntax; check the manual that corresponds to your MySQL server version for the right syntax to use near 'the manual that corresponds to your MySQL server version for the right syntax to' at line 1</text:p>
      <text:p text:style-name="P7">mysql&gt; ERROR 1064 (42000): You have an error in your SQL syntax; check the manual that corresponds to your MySQL server version for the right syntax to use near ')' at line 1</text:p>
      <text:p text:style-name="P7">ERROR 1064 (42000): You have an error in your SQL syntax; check the manual that corresponds to your MySQL server version for the right syntax to use near 'ERROR 1064 (42000): You have an error in your SQL syntax' at line 1</text:p>
      <text:p text:style-name="P7"><text:s text:c="4"/>-&gt; mysql&gt; select SubjectID,SubName from tblsubject where Credit=(select Credit from tblsubject where SubName&gt;"Maths-III");</text:p>
      <text:p text:style-name="P7">ERROR 1064 (42000): You have an error in your SQL syntax; check the manual that corresponds to your MySQL server version for the right syntax to use near 'the manual that corresponds to your MySQL server version for the right syntax to' at line 1</text:p>
      <text:p text:style-name="P7">mysql&gt; +-----------+---------------------+</text:p>
      <text:p text:style-name="P7"><text:s text:c="4"/>-&gt; | SubjectID | SubName <text:s text:c="12"/>|</text:p>
      <text:p text:style-name="P7"><text:s text:c="4"/>-&gt; +-----------+---------------------+</text:p>
      <text:p text:style-name="P7"><text:s text:c="4"/>-&gt; | ss101 <text:s text:c="4"/>| DBMS <text:s text:c="15"/>|</text:p>
      <text:p text:style-name="P7"><text:s text:c="4"/>-&gt; | ss401 <text:s text:c="4"/>| Engi.Mechanics <text:s text:c="5"/>|</text:p>
      <text:p text:style-name="P7"><text:s text:c="4"/>-&gt; | ss601 <text:s text:c="4"/>| Surveying&amp;Levelling |</text:p>
      <text:p text:style-name="P7"><text:s text:c="4"/>-&gt; +-----------+---------------------+</text:p>
      <text:p text:style-name="P7"><text:s text:c="4"/>-&gt; 3 rows in set (0.00 sec)</text:p>
      <text:p text:style-name="P7"><text:s text:c="4"/>-&gt; </text:p>
      <text:p text:style-name="P7"><text:s text:c="4"/>-&gt; mysql&gt; select SubjectID,SubName from tblsubject where Credit&gt;=(select Credit from tblsubject where SubName&gt;"Maths-III");</text:p>
      <text:p text:style-name="P7">ERROR 1064 (42000): You have an error in your SQL syntax; check the manual that corresponds to your MySQL server version for the right syntax to use near '+-----------+---------------------+</text:p>
      <text:p text:style-name="P7">| SubjectID | SubName <text:s text:c="12"/>|</text:p>
      <text:p text:style-name="P7">+-------' at line 1</text:p>
      <text:p text:style-name="P7">mysql&gt; +-----------+----------------------+</text:p>
      <text:p text:style-name="P7"><text:s text:c="4"/>-&gt; | SubjectID | SubName <text:s text:c="13"/>|</text:p>
      <text:p text:style-name="P7"><text:s text:c="4"/>-&gt; +-----------+----------------------+</text:p>
      <text:p text:style-name="P7"><text:s text:c="4"/>-&gt; | ss101 <text:s text:c="4"/>| DBMS <text:s text:c="16"/>|</text:p>
      <text:p text:style-name="P7"><text:s text:c="4"/>-&gt; | ss201 <text:s text:c="4"/>| Communication System |</text:p>
      <text:p text:style-name="P7"><text:s text:c="4"/>-&gt; | ss202 <text:s text:c="4"/>| Digital Electronics <text:s/>|</text:p>
      <text:p text:style-name="P7"><text:s text:c="4"/>-&gt; | ss401 <text:s text:c="4"/>| Engi.Mechanics <text:s text:c="6"/>|</text:p>
      <text:p text:style-name="P7"><text:s text:c="4"/>-&gt; | ss601 <text:s text:c="4"/>| Surveying&amp;Levelling <text:s/>|</text:p>
      <text:p text:style-name="P7"><text:s text:c="4"/>-&gt; +-----------+----------------------+</text:p>
      <text:p text:style-name="P7"><text:s text:c="4"/>-&gt; 5 rows in set (0.01 sec)</text:p>
      <text:p text:style-name="P7"><text:s text:c="4"/>-&gt; </text:p>
      <text:p text:style-name="P7"><text:s text:c="4"/>-&gt; mysql&gt; select FName from tblstudent where = (Credit Percentile = (credit Obtained/Maximum Credit)*100);</text:p>
      <text:p text:style-name="P7">ERROR 1064 (42000): You have an error in your SQL syntax; check the manual that corresponds to your MySQL server version for the right syntax to use near '+-----------+----------------------+</text:p>
      <text:p text:style-name="P7">| SubjectID | SubName <text:s text:c="13"/>|</text:p>
      <text:p text:style-name="P7">+-----' at line 1</text:p>
      <text:p text:style-name="P7">mysql&gt; ERROR 1064 (42000): You have an error in your SQL syntax; check the manual that corresponds to your MySQL server version for the right syntax to use near '= (Credit Percentile = (credit Obtained/Maximum Credit)*100)' at line 1</text:p>
      <text:p text:style-name="P7"><text:soft-page-break/>ERROR 1064 (42000): You have an error in your SQL syntax; check the manual that corresponds to your MySQL server version for the right syntax to use near 'ERROR 1064 (42000): You have an error in your SQL syntax' at line 1</text:p>
      <text:p text:style-name="P7"><text:s text:c="4"/>-&gt; mysql&gt; select FName from tblstudent where = Credit = (credit Obtained/Maximum Credit)*100;</text:p>
      <text:p text:style-name="P7">ERROR 1064 (42000): You have an error in your SQL syntax; check the manual that corresponds to your MySQL server version for the right syntax to use near 'the manual that corresponds to your MySQL server version for the right syntax to' at line 1</text:p>
      <text:p text:style-name="P7">mysql&gt; ERROR 1064 (42000): You have an error in your SQL syntax; check the manual that corresponds to your MySQL server version for the right syntax to use near '= Credit = (credit Obtained/Maximum Credit)*100' at line 1</text:p>
      <text:p text:style-name="P7">ERROR 1064 (42000): You have an error in your SQL syntax; check the manual that corresponds to your MySQL server version for the right syntax to use near 'ERROR 1064 (42000): You have an error in your SQL syntax' at line 1</text:p>
      <text:p text:style-name="P7"><text:s text:c="4"/>-&gt; mysql&gt; select FName from tblstudent where Credit percentile = (Credit Percentile = (credit Obtained/Maximum Credit)*100);</text:p>
      <text:p text:style-name="P7">ERROR 1064 (42000): You have an error in your SQL syntax; check the manual that corresponds to your MySQL server version for the right syntax to use near 'the manual that corresponds to your MySQL server version for the right syntax to' at line 1</text:p>
      <text:p text:style-name="P7">mysql&gt; ERROR 1064 (42000): You have an error in your SQL syntax; check the manual that corresponds to your MySQL server version for the right syntax to use near 'percentile = (Credit Percentile = (credit Obtained/Maximum Credit)*100)' at line 1</text:p>
      <text:p text:style-name="P7">ERROR 1064 (42000): You have an error in your SQL syntax; check the manual that corresponds to your MySQL server version for the right syntax to use near 'ERROR 1064 (42000): You have an error in your SQL syntax' at line 1</text:p>
      <text:p text:style-name="P7"><text:s text:c="4"/>-&gt; mysql&gt; ^C^C</text:p>
      <text:p text:style-name="P7"><text:s text:c="4"/>-&gt; tudent@ckpco:~$ mysql -u student -p</text:p>
      <text:p text:style-name="P7"><text:s text:c="4"/>-&gt; Enter password: </text:p>
      <text:p text:style-name="P7"><text:s text:c="4"/>-&gt; Welcome to the MySQL monitor. <text:s/>Commands end with ; or \g.</text:p>
      <text:p text:style-name="P7">ERROR 1064 (42000): You have an error in your SQL syntax; check the manual that corresponds to your MySQL server version for the right syntax to use near 'the manual that corresponds to your MySQL server version for the right syntax to' at line 1</text:p>
      <text:p text:style-name="P7">ERROR 1064 (42000): You have an error in your SQL syntax; check the manual that corresponds to your MySQL server version for the right syntax to use near 'or' at line 1</text:p>
      <text:p text:style-name="P7"><text:s text:c="4"/>-&gt; Your MySQL connection id is 8</text:p>
      <text:p text:style-name="P7"><text:s text:c="4"/>-&gt; Server version: 8.0.26-0ubuntu0.20.04.2 (Ubuntu)</text:p>
      <text:p text:style-name="P7"><text:s text:c="4"/>-&gt; </text:p>
      <text:p text:style-name="P7"><text:s text:c="4"/>-&gt; Copyright (c) 2000, 2021, Oracle and/or its affiliates.</text:p>
      <text:p text:style-name="P7"><text:s text:c="4"/>-&gt; </text:p>
      <text:p text:style-name="P7"><text:s text:c="4"/>-&gt; Oracle is a registered trademark of Oracle Corporation and/or its</text:p>
      <text:p text:style-name="P7"><text:s text:c="4"/>-&gt; affiliates. Other names may be trademarks of their respective</text:p>
      <text:p text:style-name="P7"><text:s text:c="4"/>-&gt; owners.</text:p>
      <text:p text:style-name="P7"><text:s text:c="4"/>-&gt; </text:p>
      <text:p text:style-name="P7"><text:s text:c="4"/>-&gt; Type 'help;' or '\h' for help. Type '\c' to clear the current input statement.</text:p>
      <text:p text:style-name="P7"><text:s text:c="4"/>-&gt; </text:p>
      <text:p text:style-name="P7"><text:s text:c="4"/>-&gt;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13T09:51:54.230072379</meta:creation-date>
    <dc:date>2021-11-25T13:00:02.367744445</dc:date>
    <meta:editing-duration>PT5H50S</meta:editing-duration>
    <meta:editing-cycles>11</meta:editing-cycles>
    <meta:generator>LibreOffice/6.4.7.2$Linux_X86_64 LibreOffice_project/40$Build-2</meta:generator>
    <meta:document-statistic meta:table-count="0" meta:image-count="0" meta:object-count="0" meta:page-count="29" meta:paragraph-count="1077" meta:word-count="10829" meta:character-count="69191" meta:non-whitespace-character-count="52311"/>
  </office:meta>
</office:document-meta>
</file>